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<text:s/>Micro 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]+[.C2]" office:value-type="float" office:value="1" calcext:value-type="float">
            <text:p>1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1.0" calcext:value-type="string">
            <text:p>1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B3]+[.C3]" office:value-type="float" office:value="1.5" calcext:value-type="float">
            <text:p>1.5</text:p>
          </table:table-cell>
          <table:table-cell table:style-name="ce6" table:formula="of:=IF([.D3]&gt;=1000000; TEXT([.D3]/1000000; &quot;0.0#&quot;)&amp;&quot; M&quot;; IF([.D3]&gt;=1000; TEXT([.D3]/1000; &quot;0.0#&quot;)&amp;&quot; k&quot;;  IF([.D3]&gt;=1; TEXT([.D3]; &quot;0.0#&quot;);IF([.D3]&gt;=0.001; TEXT([.D3]*1000; &quot;0.0#&quot;)&amp;&quot; m&quot;; IF([.D3]&gt;=0.000001; TEXT([.D3]*1000000; &quot;0.0#&quot;)&amp;&quot; µ&quot;;IF([.D3]&gt;=0.000000001; TEXT([.D3]*1000000000; &quot;0.0#&quot;)&amp;&quot; n&quot;; IF([.D3]&gt;=0.000000000001; TEXT([.D3]*1000000000000; &quot;0.0#&quot;)&amp;&quot; p&quot;;TEXT([.D3]; &quot;0.0#&quot;))))))))" office:value-type="string" office:string-value="1.5" calcext:value-type="string">
            <text:p>1.5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4]+[.C4]" office:value-type="float" office:value="33" calcext:value-type="float">
            <text:p>33</text:p>
          </table:table-cell>
          <table:table-cell table:style-name="ce6" table:formula="of:=IF([.D4]&gt;=1000000; TEXT([.D4]/1000000; &quot;0.0#&quot;)&amp;&quot; M&quot;; IF([.D4]&gt;=1000; TEXT([.D4]/1000; &quot;0.0#&quot;)&amp;&quot; k&quot;;  IF([.D4]&gt;=1; TEXT([.D4]; &quot;0.0#&quot;);IF([.D4]&gt;=0.001; TEXT([.D4]*1000; &quot;0.0#&quot;)&amp;&quot; m&quot;; IF([.D4]&gt;=0.000001; TEXT([.D4]*1000000; &quot;0.0#&quot;)&amp;&quot; µ&quot;;IF([.D4]&gt;=0.000000001; TEXT([.D4]*1000000000; &quot;0.0#&quot;)&amp;&quot; n&quot;; IF([.D4]&gt;=0.000000000001; TEXT([.D4]*1000000000000; &quot;0.0#&quot;)&amp;&quot; p&quot;;TEXT([.D4]; &quot;0.0#&quot;))))))))" office:value-type="string" office:string-value="33.0" calcext:value-type="string">
            <text:p>33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B5]+[.C5]" office:value-type="float" office:value="1000" calcext:value-type="float">
            <text:p>1000</text:p>
          </table:table-cell>
          <table:table-cell table:style-name="ce6" table:formula="of:=IF([.D5]&gt;=1000000; TEXT([.D5]/1000000; &quot;0.0#&quot;)&amp;&quot; M&quot;; IF([.D5]&gt;=1000; TEXT([.D5]/1000; &quot;0.0#&quot;)&amp;&quot; k&quot;;  IF([.D5]&gt;=1; TEXT([.D5]; &quot;0.0#&quot;);IF([.D5]&gt;=0.001; TEXT([.D5]*1000; &quot;0.0#&quot;)&amp;&quot; m&quot;; IF([.D5]&gt;=0.000001; TEXT([.D5]*1000000; &quot;0.0#&quot;)&amp;&quot; µ&quot;;IF([.D5]&gt;=0.000000001; TEXT([.D5]*1000000000; &quot;0.0#&quot;)&amp;&quot; n&quot;; IF([.D5]&gt;=0.000000000001; TEXT([.D5]*1000000000000; &quot;0.0#&quot;)&amp;&quot; p&quot;;TEXT([.D5]; &quot;0.0#&quot;))))))))" office:value-type="string" office:string-value="1.0 k" calcext:value-type="string">
            <text:p>1.0 k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6]+[.C6]" office:value-type="float" office:value="70" calcext:value-type="float">
            <text:p>70</text:p>
          </table:table-cell>
          <table:table-cell table:style-name="ce6" table:formula="of:=IF([.D6]&gt;=1000000; TEXT([.D6]/1000000; &quot;0.0#&quot;)&amp;&quot; M&quot;; IF([.D6]&gt;=1000; TEXT([.D6]/1000; &quot;0.0#&quot;)&amp;&quot; k&quot;;  IF([.D6]&gt;=1; TEXT([.D6]; &quot;0.0#&quot;);IF([.D6]&gt;=0.001; TEXT([.D6]*1000; &quot;0.0#&quot;)&amp;&quot; m&quot;; IF([.D6]&gt;=0.000001; TEXT([.D6]*1000000; &quot;0.0#&quot;)&amp;&quot; µ&quot;;IF([.D6]&gt;=0.000000001; TEXT([.D6]*1000000000; &quot;0.0#&quot;)&amp;&quot; n&quot;; IF([.D6]&gt;=0.000000000001; TEXT([.D6]*1000000000000; &quot;0.0#&quot;)&amp;&quot; p&quot;;TEXT([.D6]; &quot;0.0#&quot;))))))))" office:value-type="string" office:string-value="70.0" calcext:value-type="string">
            <text:p>70.0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1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B7]+[.C7]" office:value-type="float" office:value="2.2" calcext:value-type="float">
            <text:p>2.2</text:p>
          </table:table-cell>
          <table:table-cell table:style-name="ce6" table:formula="of:=IF([.D7]&gt;=1000000; TEXT([.D7]/1000000; &quot;0.0#&quot;)&amp;&quot; M&quot;; IF([.D7]&gt;=1000; TEXT([.D7]/1000; &quot;0.0#&quot;)&amp;&quot; k&quot;;  IF([.D7]&gt;=1; TEXT([.D7]; &quot;0.0#&quot;);IF([.D7]&gt;=0.001; TEXT([.D7]*1000; &quot;0.0#&quot;)&amp;&quot; m&quot;; IF([.D7]&gt;=0.000001; TEXT([.D7]*1000000; &quot;0.0#&quot;)&amp;&quot; µ&quot;;IF([.D7]&gt;=0.000000001; TEXT([.D7]*1000000000; &quot;0.0#&quot;)&amp;&quot; n&quot;; IF([.D7]&gt;=0.000000000001; TEXT([.D7]*1000000000000; &quot;0.0#&quot;)&amp;&quot; p&quot;;TEXT([.D7]; &quot;0.0#&quot;))))))))" office:value-type="string" office:string-value="2.2" calcext:value-type="string">
            <text:p>2.2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B8]+[.C8]" office:value-type="float" office:value="3.3" calcext:value-type="float">
            <text:p>3.3</text:p>
          </table:table-cell>
          <table:table-cell table:style-name="ce6" table:formula="of:=IF([.D8]&gt;=1000000; TEXT([.D8]/1000000; &quot;0.0#&quot;)&amp;&quot; M&quot;; IF([.D8]&gt;=1000; TEXT([.D8]/1000; &quot;0.0#&quot;)&amp;&quot; k&quot;;  IF([.D8]&gt;=1; TEXT([.D8]; &quot;0.0#&quot;);IF([.D8]&gt;=0.001; TEXT([.D8]*1000; &quot;0.0#&quot;)&amp;&quot; m&quot;; IF([.D8]&gt;=0.000001; TEXT([.D8]*1000000; &quot;0.0#&quot;)&amp;&quot; µ&quot;;IF([.D8]&gt;=0.000000001; TEXT([.D8]*1000000000; &quot;0.0#&quot;)&amp;&quot; n&quot;; IF([.D8]&gt;=0.000000000001; TEXT([.D8]*1000000000000; &quot;0.0#&quot;)&amp;&quot; p&quot;;TEXT([.D8]; &quot;0.0#&quot;))))))))" office:value-type="string" office:string-value="3.3" calcext:value-type="string">
            <text:p>3.3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B9]+[.C9]" office:value-type="float" office:value="47" calcext:value-type="float">
            <text:p>47</text:p>
          </table:table-cell>
          <table:table-cell table:style-name="ce6" table:formula="of:=IF([.D9]&gt;=1000000; TEXT([.D9]/1000000; &quot;0.0#&quot;)&amp;&quot; M&quot;; IF([.D9]&gt;=1000; TEXT([.D9]/1000; &quot;0.0#&quot;)&amp;&quot; k&quot;;  IF([.D9]&gt;=1; TEXT([.D9]; &quot;0.0#&quot;);IF([.D9]&gt;=0.001; TEXT([.D9]*1000; &quot;0.0#&quot;)&amp;&quot; m&quot;; IF([.D9]&gt;=0.000001; TEXT([.D9]*1000000; &quot;0.0#&quot;)&amp;&quot; µ&quot;;IF([.D9]&gt;=0.000000001; TEXT([.D9]*1000000000; &quot;0.0#&quot;)&amp;&quot; n&quot;; IF([.D9]&gt;=0.000000000001; TEXT([.D9]*1000000000000; &quot;0.0#&quot;)&amp;&quot; p&quot;;TEXT([.D9]; &quot;0.0#&quot;))))))))" office:value-type="string" office:string-value="47.0" calcext:value-type="string">
            <text:p>47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B10]+[.C10]" office:value-type="float" office:value="1500" calcext:value-type="float">
            <text:p>1500</text:p>
          </table:table-cell>
          <table:table-cell table:style-name="ce6" table:formula="of:=IF([.D10]&gt;=1000000; TEXT([.D10]/1000000; &quot;0.0#&quot;)&amp;&quot; M&quot;; IF([.D10]&gt;=1000; TEXT([.D10]/1000; &quot;0.0#&quot;)&amp;&quot; k&quot;;  IF([.D10]&gt;=1; TEXT([.D10]; &quot;0.0#&quot;);IF([.D10]&gt;=0.001; TEXT([.D10]*1000; &quot;0.0#&quot;)&amp;&quot; m&quot;; IF([.D10]&gt;=0.000001; TEXT([.D10]*1000000; &quot;0.0#&quot;)&amp;&quot; µ&quot;;IF([.D10]&gt;=0.000000001; TEXT([.D10]*1000000000; &quot;0.0#&quot;)&amp;&quot; n&quot;; IF([.D10]&gt;=0.000000000001; TEXT([.D10]*1000000000000; &quot;0.0#&quot;)&amp;&quot; p&quot;;TEXT([.D10]; &quot;0.0#&quot;))))))))" office:value-type="string" office:string-value="1.5 k" calcext:value-type="string">
            <text:p>1.5 k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1]+[.C11]" office:value-type="float" office:value="70" calcext:value-type="float">
            <text:p>70</text:p>
          </table:table-cell>
          <table:table-cell table:style-name="ce6" table:formula="of:=IF([.D11]&gt;=1000000; TEXT([.D11]/1000000; &quot;0.0#&quot;)&amp;&quot; M&quot;; IF([.D11]&gt;=1000; TEXT([.D11]/1000; &quot;0.0#&quot;)&amp;&quot; k&quot;;  IF([.D11]&gt;=1; TEXT([.D11]; &quot;0.0#&quot;);IF([.D11]&gt;=0.001; TEXT([.D11]*1000; &quot;0.0#&quot;)&amp;&quot; m&quot;; IF([.D11]&gt;=0.000001; TEXT([.D11]*1000000; &quot;0.0#&quot;)&amp;&quot; µ&quot;;IF([.D11]&gt;=0.000000001; TEXT([.D11]*1000000000; &quot;0.0#&quot;)&amp;&quot; n&quot;; IF([.D11]&gt;=0.000000000001; TEXT([.D11]*1000000000000; &quot;0.0#&quot;)&amp;&quot; p&quot;;TEXT([.D11]; &quot;0.0#&quot;))))))))" office:value-type="string" office:string-value="70.0" calcext:value-type="string">
            <text:p>70.0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2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4.7" calcext:value-type="float">
            <text:p>4.7</text:p>
          </table:table-cell>
          <table:table-cell table:formula="of:=[.B12]+[.C12]" office:value-type="float" office:value="4.7" calcext:value-type="float">
            <text:p>4.7</text:p>
          </table:table-cell>
          <table:table-cell table:style-name="ce6" table:formula="of:=IF([.D12]&gt;=1000000; TEXT([.D12]/1000000; &quot;0.0#&quot;)&amp;&quot; M&quot;; IF([.D12]&gt;=1000; TEXT([.D12]/1000; &quot;0.0#&quot;)&amp;&quot; k&quot;;  IF([.D12]&gt;=1; TEXT([.D12]; &quot;0.0#&quot;);IF([.D12]&gt;=0.001; TEXT([.D12]*1000; &quot;0.0#&quot;)&amp;&quot; m&quot;; IF([.D12]&gt;=0.000001; TEXT([.D12]*1000000; &quot;0.0#&quot;)&amp;&quot; µ&quot;;IF([.D12]&gt;=0.000000001; TEXT([.D12]*1000000000; &quot;0.0#&quot;)&amp;&quot; n&quot;; IF([.D12]&gt;=0.000000000001; TEXT([.D12]*1000000000000; &quot;0.0#&quot;)&amp;&quot; p&quot;;TEXT([.D12]; &quot;0.0#&quot;))))))))" office:value-type="string" office:string-value="4.7" calcext:value-type="string">
            <text:p>4.7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[.B13]+[.C13]" office:value-type="float" office:value="6.8" calcext:value-type="float">
            <text:p>6.8</text:p>
          </table:table-cell>
          <table:table-cell table:style-name="ce6" table:formula="of:=IF([.D13]&gt;=1000000; TEXT([.D13]/1000000; &quot;0.0#&quot;)&amp;&quot; M&quot;; IF([.D13]&gt;=1000; TEXT([.D13]/1000; &quot;0.0#&quot;)&amp;&quot; k&quot;;  IF([.D13]&gt;=1; TEXT([.D13]; &quot;0.0#&quot;);IF([.D13]&gt;=0.001; TEXT([.D13]*1000; &quot;0.0#&quot;)&amp;&quot; m&quot;; IF([.D13]&gt;=0.000001; TEXT([.D13]*1000000; &quot;0.0#&quot;)&amp;&quot; µ&quot;;IF([.D13]&gt;=0.000000001; TEXT([.D13]*1000000000; &quot;0.0#&quot;)&amp;&quot; n&quot;; IF([.D13]&gt;=0.000000000001; TEXT([.D13]*1000000000000; &quot;0.0#&quot;)&amp;&quot; p&quot;;TEXT([.D13]; &quot;0.0#&quot;))))))))" office:value-type="string" office:string-value="6.8" calcext:value-type="string">
            <text:p>6.8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14]+[.C14]" office:value-type="float" office:value="100" calcext:value-type="float">
            <text:p>100</text:p>
          </table:table-cell>
          <table:table-cell table:style-name="ce6" table:formula="of:=IF([.D14]&gt;=1000000; TEXT([.D14]/1000000; &quot;0.0#&quot;)&amp;&quot; M&quot;; IF([.D14]&gt;=1000; TEXT([.D14]/1000; &quot;0.0#&quot;)&amp;&quot; k&quot;;  IF([.D14]&gt;=1; TEXT([.D14]; &quot;0.0#&quot;);IF([.D14]&gt;=0.001; TEXT([.D14]*1000; &quot;0.0#&quot;)&amp;&quot; m&quot;; IF([.D14]&gt;=0.000001; TEXT([.D14]*1000000; &quot;0.0#&quot;)&amp;&quot; µ&quot;;IF([.D14]&gt;=0.000000001; TEXT([.D14]*1000000000; &quot;0.0#&quot;)&amp;&quot; n&quot;; IF([.D14]&gt;=0.000000000001; TEXT([.D14]*1000000000000; &quot;0.0#&quot;)&amp;&quot; p&quot;;TEXT([.D14]; &quot;0.0#&quot;))))))))" office:value-type="string" office:string-value="100.0" calcext:value-type="string">
            <text:p>10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B15]+[.C15]" office:value-type="float" office:value="2200" calcext:value-type="float">
            <text:p>2200</text:p>
          </table:table-cell>
          <table:table-cell table:style-name="ce6" table:formula="of:=IF([.D15]&gt;=1000000; TEXT([.D15]/1000000; &quot;0.0#&quot;)&amp;&quot; M&quot;; IF([.D15]&gt;=1000; TEXT([.D15]/1000; &quot;0.0#&quot;)&amp;&quot; k&quot;;  IF([.D15]&gt;=1; TEXT([.D15]; &quot;0.0#&quot;);IF([.D15]&gt;=0.001; TEXT([.D15]*1000; &quot;0.0#&quot;)&amp;&quot; m&quot;; IF([.D15]&gt;=0.000001; TEXT([.D15]*1000000; &quot;0.0#&quot;)&amp;&quot; µ&quot;;IF([.D15]&gt;=0.000000001; TEXT([.D15]*1000000000; &quot;0.0#&quot;)&amp;&quot; n&quot;; IF([.D15]&gt;=0.000000000001; TEXT([.D15]*1000000000000; &quot;0.0#&quot;)&amp;&quot; p&quot;;TEXT([.D15]; &quot;0.0#&quot;))))))))" office:value-type="string" office:string-value="2.2 k" calcext:value-type="string">
            <text:p>2.2 k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16]+[.C16]" office:value-type="float" office:value="70" calcext:value-type="float">
            <text:p>70</text:p>
          </table:table-cell>
          <table:table-cell table:style-name="ce6" table:formula="of:=IF([.D16]&gt;=1000000; TEXT([.D16]/1000000; &quot;0.0#&quot;)&amp;&quot; M&quot;; IF([.D16]&gt;=1000; TEXT([.D16]/1000; &quot;0.0#&quot;)&amp;&quot; k&quot;;  IF([.D16]&gt;=1; TEXT([.D16]; &quot;0.0#&quot;);IF([.D16]&gt;=0.001; TEXT([.D16]*1000; &quot;0.0#&quot;)&amp;&quot; m&quot;; IF([.D16]&gt;=0.000001; TEXT([.D16]*1000000; &quot;0.0#&quot;)&amp;&quot; µ&quot;;IF([.D16]&gt;=0.000000001; TEXT([.D16]*1000000000; &quot;0.0#&quot;)&amp;&quot; n&quot;; IF([.D16]&gt;=0.000000000001; TEXT([.D16]*1000000000000; &quot;0.0#&quot;)&amp;&quot; p&quot;;TEXT([.D16]; &quot;0.0#&quot;))))))))" office:value-type="string" office:string-value="70.0" calcext:value-type="string">
            <text:p>70.0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3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7]+[.C17]" office:value-type="float" office:value="10" calcext:value-type="float">
            <text:p>10</text:p>
          </table:table-cell>
          <table:table-cell table:style-name="ce6" table:formula="of:=IF([.D17]&gt;=1000000; TEXT([.D17]/1000000; &quot;0.0#&quot;)&amp;&quot; M&quot;; IF([.D17]&gt;=1000; TEXT([.D17]/1000; &quot;0.0#&quot;)&amp;&quot; k&quot;;  IF([.D17]&gt;=1; TEXT([.D17]; &quot;0.0#&quot;);IF([.D17]&gt;=0.001; TEXT([.D17]*1000; &quot;0.0#&quot;)&amp;&quot; m&quot;; IF([.D17]&gt;=0.000001; TEXT([.D17]*1000000; &quot;0.0#&quot;)&amp;&quot; µ&quot;;IF([.D17]&gt;=0.000000001; TEXT([.D17]*1000000000; &quot;0.0#&quot;)&amp;&quot; n&quot;; IF([.D17]&gt;=0.000000000001; TEXT([.D17]*1000000000000; &quot;0.0#&quot;)&amp;&quot; p&quot;;TEXT([.D17]; &quot;0.0#&quot;))))))))" office:value-type="string" office:string-value="10.0" calcext:value-type="string">
            <text:p>1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B18]+[.C18]" office:value-type="float" office:value="150" calcext:value-type="float">
            <text:p>150</text:p>
          </table:table-cell>
          <table:table-cell table:style-name="ce6" table:formula="of:=IF([.D18]&gt;=1000000; TEXT([.D18]/1000000; &quot;0.0#&quot;)&amp;&quot; M&quot;; IF([.D18]&gt;=1000; TEXT([.D18]/1000; &quot;0.0#&quot;)&amp;&quot; k&quot;;  IF([.D18]&gt;=1; TEXT([.D18]; &quot;0.0#&quot;);IF([.D18]&gt;=0.001; TEXT([.D18]*1000; &quot;0.0#&quot;)&amp;&quot; m&quot;; IF([.D18]&gt;=0.000001; TEXT([.D18]*1000000; &quot;0.0#&quot;)&amp;&quot; µ&quot;;IF([.D18]&gt;=0.000000001; TEXT([.D18]*1000000000; &quot;0.0#&quot;)&amp;&quot; n&quot;; IF([.D18]&gt;=0.000000000001; TEXT([.D18]*1000000000000; &quot;0.0#&quot;)&amp;&quot; p&quot;;TEXT([.D18]; &quot;0.0#&quot;))))))))" office:value-type="string" office:string-value="150.0" calcext:value-type="string">
            <text:p>15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3300" calcext:value-type="float">
            <text:p>3300</text:p>
          </table:table-cell>
          <table:table-cell table:formula="of:=[.B19]+[.C19]" office:value-type="float" office:value="3300" calcext:value-type="float">
            <text:p>3300</text:p>
          </table:table-cell>
          <table:table-cell table:style-name="ce6" table:formula="of:=IF([.D19]&gt;=1000000; TEXT([.D19]/1000000; &quot;0.0#&quot;)&amp;&quot; M&quot;; IF([.D19]&gt;=1000; TEXT([.D19]/1000; &quot;0.0#&quot;)&amp;&quot; k&quot;;  IF([.D19]&gt;=1; TEXT([.D19]; &quot;0.0#&quot;);IF([.D19]&gt;=0.001; TEXT([.D19]*1000; &quot;0.0#&quot;)&amp;&quot; m&quot;; IF([.D19]&gt;=0.000001; TEXT([.D19]*1000000; &quot;0.0#&quot;)&amp;&quot; µ&quot;;IF([.D19]&gt;=0.000000001; TEXT([.D19]*1000000000; &quot;0.0#&quot;)&amp;&quot; n&quot;; IF([.D19]&gt;=0.000000000001; TEXT([.D19]*1000000000000; &quot;0.0#&quot;)&amp;&quot; p&quot;;TEXT([.D19]; &quot;0.0#&quot;))))))))" office:value-type="string" office:string-value="3.3 k" calcext:value-type="string">
            <text:p>3.3 k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20]+[.C20]" office:value-type="float" office:value="70" calcext:value-type="float">
            <text:p>70</text:p>
          </table:table-cell>
          <table:table-cell table:style-name="ce6" table:formula="of:=IF([.D20]&gt;=1000000; TEXT([.D20]/1000000; &quot;0.0#&quot;)&amp;&quot; M&quot;; IF([.D20]&gt;=1000; TEXT([.D20]/1000; &quot;0.0#&quot;)&amp;&quot; k&quot;;  IF([.D20]&gt;=1; TEXT([.D20]; &quot;0.0#&quot;);IF([.D20]&gt;=0.001; TEXT([.D20]*1000; &quot;0.0#&quot;)&amp;&quot; m&quot;; IF([.D20]&gt;=0.000001; TEXT([.D20]*1000000; &quot;0.0#&quot;)&amp;&quot; µ&quot;;IF([.D20]&gt;=0.000000001; TEXT([.D20]*1000000000; &quot;0.0#&quot;)&amp;&quot; n&quot;; IF([.D20]&gt;=0.000000000001; TEXT([.D20]*1000000000000; &quot;0.0#&quot;)&amp;&quot; p&quot;;TEXT([.D20]; &quot;0.0#&quot;))))))))" office:value-type="string" office:string-value="70.0" calcext:value-type="string">
            <text:p>70.0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Fat Flash Cap Radial Leads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4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21]+[.C21]" office:value-type="float" office:value="15" calcext:value-type="float">
            <text:p>15</text:p>
          </table:table-cell>
          <table:table-cell table:style-name="ce6" table:formula="of:=IF([.D21]&gt;=1000000; TEXT([.D21]/1000000; &quot;0.0#&quot;)&amp;&quot; M&quot;; IF([.D21]&gt;=1000; TEXT([.D21]/1000; &quot;0.0#&quot;)&amp;&quot; k&quot;;  IF([.D21]&gt;=1; TEXT([.D21]; &quot;0.0#&quot;);IF([.D21]&gt;=0.001; TEXT([.D21]*1000; &quot;0.0#&quot;)&amp;&quot; m&quot;; IF([.D21]&gt;=0.000001; TEXT([.D21]*1000000; &quot;0.0#&quot;)&amp;&quot; µ&quot;;IF([.D21]&gt;=0.000000001; TEXT([.D21]*1000000000; &quot;0.0#&quot;)&amp;&quot; n&quot;; IF([.D21]&gt;=0.000000000001; TEXT([.D21]*1000000000000; &quot;0.0#&quot;)&amp;&quot; p&quot;;TEXT([.D21]; &quot;0.0#&quot;))))))))" office:value-type="string" office:string-value="15.0" calcext:value-type="string">
            <text:p>15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B22]+[.C22]" office:value-type="float" office:value="220" calcext:value-type="float">
            <text:p>220</text:p>
          </table:table-cell>
          <table:table-cell table:style-name="ce6" table:formula="of:=IF([.D22]&gt;=1000000; TEXT([.D22]/1000000; &quot;0.0#&quot;)&amp;&quot; M&quot;; IF([.D22]&gt;=1000; TEXT([.D22]/1000; &quot;0.0#&quot;)&amp;&quot; k&quot;;  IF([.D22]&gt;=1; TEXT([.D22]; &quot;0.0#&quot;);IF([.D22]&gt;=0.001; TEXT([.D22]*1000; &quot;0.0#&quot;)&amp;&quot; m&quot;; IF([.D22]&gt;=0.000001; TEXT([.D22]*1000000; &quot;0.0#&quot;)&amp;&quot; µ&quot;;IF([.D22]&gt;=0.000000001; TEXT([.D22]*1000000000; &quot;0.0#&quot;)&amp;&quot; n&quot;; IF([.D22]&gt;=0.000000000001; TEXT([.D22]*1000000000000; &quot;0.0#&quot;)&amp;&quot; p&quot;;TEXT([.D22]; &quot;0.0#&quot;))))))))" office:value-type="string" office:string-value="220.0" calcext:value-type="string">
            <text:p>22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4700" calcext:value-type="float">
            <text:p>4700</text:p>
          </table:table-cell>
          <table:table-cell table:formula="of:=[.B23]+[.C23]" office:value-type="float" office:value="4700" calcext:value-type="float">
            <text:p>4700</text:p>
          </table:table-cell>
          <table:table-cell table:style-name="ce6" table:formula="of:=IF([.D23]&gt;=1000000; TEXT([.D23]/1000000; &quot;0.0#&quot;)&amp;&quot; M&quot;; IF([.D23]&gt;=1000; TEXT([.D23]/1000; &quot;0.0#&quot;)&amp;&quot; k&quot;;  IF([.D23]&gt;=1; TEXT([.D23]; &quot;0.0#&quot;);IF([.D23]&gt;=0.001; TEXT([.D23]*1000; &quot;0.0#&quot;)&amp;&quot; m&quot;; IF([.D23]&gt;=0.000001; TEXT([.D23]*1000000; &quot;0.0#&quot;)&amp;&quot; µ&quot;;IF([.D23]&gt;=0.000000001; TEXT([.D23]*1000000000; &quot;0.0#&quot;)&amp;&quot; n&quot;; IF([.D23]&gt;=0.000000000001; TEXT([.D23]*1000000000000; &quot;0.0#&quot;)&amp;&quot; p&quot;;TEXT([.D23]; &quot;0.0#&quot;))))))))" office:value-type="string" office:string-value="4.7 k" calcext:value-type="string">
            <text:p>4.7 k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VarCap?</text:p>
          </table:table-cell>
          <table:table-cell table:formula="of:=[.B24]+[.C24]" office:value-type="string" office:string-value="" calcext:value-type="error">
            <text:p>#VALUE!</text:p>
          </table:table-cell>
          <table:table-cell table:style-name="ce6" table:formula="of:=IF([.D24]&gt;=1000000; TEXT([.D24]/1000000; &quot;0.0#&quot;)&amp;&quot; M&quot;; IF([.D24]&gt;=1000; TEXT([.D24]/1000; &quot;0.0#&quot;)&amp;&quot; k&quot;;  IF([.D24]&gt;=1; TEXT([.D24]; &quot;0.0#&quot;);IF([.D24]&gt;=0.001; TEXT([.D24]*1000; &quot;0.0#&quot;)&amp;&quot; m&quot;; IF([.D24]&gt;=0.000001; TEXT([.D24]*1000000; &quot;0.0#&quot;)&amp;&quot; µ&quot;;IF([.D24]&gt;=0.000000001; TEXT([.D24]*1000000000; &quot;0.0#&quot;)&amp;&quot; n&quot;; IF([.D24]&gt;=0.000000000001; TEXT([.D24]*1000000000000; &quot;0.0#&quot;)&amp;&quot; p&quot;;TEXT([.D24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VarCap?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5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25]+[.C25]" office:value-type="float" office:value="22" calcext:value-type="float">
            <text:p>22</text:p>
          </table:table-cell>
          <table:table-cell table:style-name="ce6" table:formula="of:=IF([.D25]&gt;=1000000; TEXT([.D25]/1000000; &quot;0.0#&quot;)&amp;&quot; M&quot;; IF([.D25]&gt;=1000; TEXT([.D25]/1000; &quot;0.0#&quot;)&amp;&quot; k&quot;;  IF([.D25]&gt;=1; TEXT([.D25]; &quot;0.0#&quot;);IF([.D25]&gt;=0.001; TEXT([.D25]*1000; &quot;0.0#&quot;)&amp;&quot; m&quot;; IF([.D25]&gt;=0.000001; TEXT([.D25]*1000000; &quot;0.0#&quot;)&amp;&quot; µ&quot;;IF([.D25]&gt;=0.000000001; TEXT([.D25]*1000000000; &quot;0.0#&quot;)&amp;&quot; n&quot;; IF([.D25]&gt;=0.000000000001; TEXT([.D25]*1000000000000; &quot;0.0#&quot;)&amp;&quot; p&quot;;TEXT([.D25]; &quot;0.0#&quot;))))))))" office:value-type="string" office:string-value="22.0" calcext:value-type="string">
            <text:p>22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1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B26]+[.C26]" office:value-type="float" office:value="470" calcext:value-type="float">
            <text:p>470</text:p>
          </table:table-cell>
          <table:table-cell table:style-name="ce6" table:formula="of:=IF([.D26]&gt;=1000000; TEXT([.D26]/1000000; &quot;0.0#&quot;)&amp;&quot; M&quot;; IF([.D26]&gt;=1000; TEXT([.D26]/1000; &quot;0.0#&quot;)&amp;&quot; k&quot;;  IF([.D26]&gt;=1; TEXT([.D26]; &quot;0.0#&quot;);IF([.D26]&gt;=0.001; TEXT([.D26]*1000; &quot;0.0#&quot;)&amp;&quot; m&quot;; IF([.D26]&gt;=0.000001; TEXT([.D26]*1000000; &quot;0.0#&quot;)&amp;&quot; µ&quot;;IF([.D26]&gt;=0.000000001; TEXT([.D26]*1000000000; &quot;0.0#&quot;)&amp;&quot; n&quot;; IF([.D26]&gt;=0.000000000001; TEXT([.D26]*1000000000000; &quot;0.0#&quot;)&amp;&quot; p&quot;;TEXT([.D26]; &quot;0.0#&quot;))))))))" office:value-type="string" office:string-value="470.0" calcext:value-type="string">
            <text:p>47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2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B27]+[.C27]" office:value-type="float" office:value="10000" calcext:value-type="float">
            <text:p>10000</text:p>
          </table:table-cell>
          <table:table-cell table:style-name="ce6" table:formula="of:=IF([.D27]&gt;=1000000; TEXT([.D27]/1000000; &quot;0.0#&quot;)&amp;&quot; M&quot;; IF([.D27]&gt;=1000; TEXT([.D27]/1000; &quot;0.0#&quot;)&amp;&quot; k&quot;;  IF([.D27]&gt;=1; TEXT([.D27]; &quot;0.0#&quot;);IF([.D27]&gt;=0.001; TEXT([.D27]*1000; &quot;0.0#&quot;)&amp;&quot; m&quot;; IF([.D27]&gt;=0.000001; TEXT([.D27]*1000000; &quot;0.0#&quot;)&amp;&quot; µ&quot;;IF([.D27]&gt;=0.000000001; TEXT([.D27]*1000000000; &quot;0.0#&quot;)&amp;&quot; n&quot;; IF([.D27]&gt;=0.000000000001; TEXT([.D27]*1000000000000; &quot;0.0#&quot;)&amp;&quot; p&quot;;TEXT([.D27]; &quot;0.0#&quot;))))))))" office:value-type="string" office:string-value="10.0 k" calcext:value-type="string">
            <text:p>10.0 k</text:p>
          </table:table-cell>
          <table:table-cell office:value-type="string" calcext:value-type="string">
            <text:p>6.3v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28]+[.C28]" office:value-type="float" office:value="70" calcext:value-type="float">
            <text:p>70</text:p>
          </table:table-cell>
          <table:table-cell table:style-name="ce6" table:formula="of:=IF([.D28]&gt;=1000000; TEXT([.D28]/1000000; &quot;0.0#&quot;)&amp;&quot; M&quot;; IF([.D28]&gt;=1000; TEXT([.D28]/1000; &quot;0.0#&quot;)&amp;&quot; k&quot;;  IF([.D28]&gt;=1; TEXT([.D28]; &quot;0.0#&quot;);IF([.D28]&gt;=0.001; TEXT([.D28]*1000; &quot;0.0#&quot;)&amp;&quot; m&quot;; IF([.D28]&gt;=0.000001; TEXT([.D28]*1000000; &quot;0.0#&quot;)&amp;&quot; µ&quot;;IF([.D28]&gt;=0.000000001; TEXT([.D28]*1000000000; &quot;0.0#&quot;)&amp;&quot; n&quot;; IF([.D28]&gt;=0.000000000001; TEXT([.D28]*1000000000000; &quot;0.0#&quot;)&amp;&quot; p&quot;;TEXT([.D28]; &quot;0.0#&quot;))))))))" office:value-type="string" office:string-value="70.0" calcext:value-type="string">
            <text:p>70.0</text:p>
          </table:table-cell>
          <table:table-cell office:value-type="float" office:value="300" calcext:value-type="float">
            <text:p>30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3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XTAL</text:p>
          </table:table-cell>
          <table:table-cell table:formula="of:=[.B29]+[.C29]" office:value-type="string" office:string-value="" calcext:value-type="error">
            <text:p>#VALUE!</text:p>
          </table:table-cell>
          <table:table-cell table:style-name="ce6" table:formula="of:=IF([.D29]&gt;=1000000; TEXT([.D29]/1000000; &quot;0.0#&quot;)&amp;&quot; M&quot;; IF([.D29]&gt;=1000; TEXT([.D29]/1000; &quot;0.0#&quot;)&amp;&quot; k&quot;;  IF([.D29]&gt;=1; TEXT([.D29]; &quot;0.0#&quot;);IF([.D29]&gt;=0.001; TEXT([.D29]*1000; &quot;0.0#&quot;)&amp;&quot; m&quot;; IF([.D29]&gt;=0.000001; TEXT([.D29]*1000000; &quot;0.0#&quot;)&amp;&quot; µ&quot;;IF([.D29]&gt;=0.000000001; TEXT([.D29]*1000000000; &quot;0.0#&quot;)&amp;&quot; n&quot;; IF([.D29]&gt;=0.000000000001; TEXT([.D29]*1000000000000; &quot;0.0#&quot;)&amp;&quot; p&quot;;TEXT([.D29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1 Row 6 Column 4</text:p>
          </table:table-cell>
          <table:table-cell office:value-type="string" calcext:value-type="string">
            <text:p>Resistors 2\IMG_9444.JPG</text:p>
          </table:table-cell>
          <table:table-cell table:style-name="ce10" table:formula="of:=HYPERLINK([.N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" calcext:value-type="float">
            <text:p>0.001</text:p>
          </table:table-cell>
          <table:table-cell table:formula="of:=[.B30]+[.C30]" office:value-type="float" office:value="0.001" calcext:value-type="float">
            <text:p>0.001</text:p>
          </table:table-cell>
          <table:table-cell table:style-name="ce6" table:formula="of:=IF([.D30]&gt;=1000000; TEXT([.D30]/1000000; &quot;0.0#&quot;)&amp;&quot; M&quot;; IF([.D30]&gt;=1000; TEXT([.D30]/1000; &quot;0.0#&quot;)&amp;&quot; k&quot;;  IF([.D30]&gt;=1; TEXT([.D30]; &quot;0.0#&quot;);IF([.D30]&gt;=0.001; TEXT([.D30]*1000; &quot;0.0#&quot;)&amp;&quot; m&quot;; IF([.D30]&gt;=0.000001; TEXT([.D30]*1000000; &quot;0.0#&quot;)&amp;&quot; µ&quot;;IF([.D30]&gt;=0.000000001; TEXT([.D30]*1000000000; &quot;0.0#&quot;)&amp;&quot; n&quot;; IF([.D30]&gt;=0.000000000001; TEXT([.D30]*1000000000000; &quot;0.0#&quot;)&amp;&quot; p&quot;;TEXT([.D30]; &quot;0.0#&quot;))))))))" office:value-type="string" office:string-value="1.0 m" calcext:value-type="string">
            <text:p>1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2" calcext:value-type="float">
            <text:p>0.0012</text:p>
          </table:table-cell>
          <table:table-cell table:formula="of:=[.B31]+[.C31]" office:value-type="float" office:value="0.0012" calcext:value-type="float">
            <text:p>0.0012</text:p>
          </table:table-cell>
          <table:table-cell table:style-name="ce6" table:formula="of:=IF([.D31]&gt;=1000000; TEXT([.D31]/1000000; &quot;0.0#&quot;)&amp;&quot; M&quot;; IF([.D31]&gt;=1000; TEXT([.D31]/1000; &quot;0.0#&quot;)&amp;&quot; k&quot;;  IF([.D31]&gt;=1; TEXT([.D31]; &quot;0.0#&quot;);IF([.D31]&gt;=0.001; TEXT([.D31]*1000; &quot;0.0#&quot;)&amp;&quot; m&quot;; IF([.D31]&gt;=0.000001; TEXT([.D31]*1000000; &quot;0.0#&quot;)&amp;&quot; µ&quot;;IF([.D31]&gt;=0.000000001; TEXT([.D31]*1000000000; &quot;0.0#&quot;)&amp;&quot; n&quot;; IF([.D31]&gt;=0.000000000001; TEXT([.D31]*1000000000000; &quot;0.0#&quot;)&amp;&quot; p&quot;;TEXT([.D31]; &quot;0.0#&quot;))))))))" office:value-type="string" office:string-value="1.2 m" calcext:value-type="string">
            <text:p>1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5" calcext:value-type="float">
            <text:p>0.0015</text:p>
          </table:table-cell>
          <table:table-cell table:formula="of:=[.B32]+[.C32]" office:value-type="float" office:value="0.0015" calcext:value-type="float">
            <text:p>0.0015</text:p>
          </table:table-cell>
          <table:table-cell table:style-name="ce6" table:formula="of:=IF([.D32]&gt;=1000000; TEXT([.D32]/1000000; &quot;0.0#&quot;)&amp;&quot; M&quot;; IF([.D32]&gt;=1000; TEXT([.D32]/1000; &quot;0.0#&quot;)&amp;&quot; k&quot;;  IF([.D32]&gt;=1; TEXT([.D32]; &quot;0.0#&quot;);IF([.D32]&gt;=0.001; TEXT([.D32]*1000; &quot;0.0#&quot;)&amp;&quot; m&quot;; IF([.D32]&gt;=0.000001; TEXT([.D32]*1000000; &quot;0.0#&quot;)&amp;&quot; µ&quot;;IF([.D32]&gt;=0.000000001; TEXT([.D32]*1000000000; &quot;0.0#&quot;)&amp;&quot; n&quot;; IF([.D32]&gt;=0.000000000001; TEXT([.D32]*1000000000000; &quot;0.0#&quot;)&amp;&quot; p&quot;;TEXT([.D32]; &quot;0.0#&quot;))))))))" office:value-type="string" office:string-value="1.5 m" calcext:value-type="string">
            <text:p>1.5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18" calcext:value-type="float">
            <text:p>0.0018</text:p>
          </table:table-cell>
          <table:table-cell table:formula="of:=[.B33]+[.C33]" office:value-type="float" office:value="0.0018" calcext:value-type="float">
            <text:p>0.0018</text:p>
          </table:table-cell>
          <table:table-cell table:style-name="ce6" table:formula="of:=IF([.D33]&gt;=1000000; TEXT([.D33]/1000000; &quot;0.0#&quot;)&amp;&quot; M&quot;; IF([.D33]&gt;=1000; TEXT([.D33]/1000; &quot;0.0#&quot;)&amp;&quot; k&quot;;  IF([.D33]&gt;=1; TEXT([.D33]; &quot;0.0#&quot;);IF([.D33]&gt;=0.001; TEXT([.D33]*1000; &quot;0.0#&quot;)&amp;&quot; m&quot;; IF([.D33]&gt;=0.000001; TEXT([.D33]*1000000; &quot;0.0#&quot;)&amp;&quot; µ&quot;;IF([.D33]&gt;=0.000000001; TEXT([.D33]*1000000000; &quot;0.0#&quot;)&amp;&quot; n&quot;; IF([.D33]&gt;=0.000000000001; TEXT([.D33]*1000000000000; &quot;0.0#&quot;)&amp;&quot; p&quot;;TEXT([.D33]; &quot;0.0#&quot;))))))))" office:value-type="string" office:string-value="1.8 m" calcext:value-type="string">
            <text:p>1.8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22" calcext:value-type="float">
            <text:p>0.0022</text:p>
          </table:table-cell>
          <table:table-cell table:formula="of:=[.B34]+[.C34]" office:value-type="float" office:value="0.0022" calcext:value-type="float">
            <text:p>0.0022</text:p>
          </table:table-cell>
          <table:table-cell table:style-name="ce6" table:formula="of:=IF([.D34]&gt;=1000000; TEXT([.D34]/1000000; &quot;0.0#&quot;)&amp;&quot; M&quot;; IF([.D34]&gt;=1000; TEXT([.D34]/1000; &quot;0.0#&quot;)&amp;&quot; k&quot;;  IF([.D34]&gt;=1; TEXT([.D34]; &quot;0.0#&quot;);IF([.D34]&gt;=0.001; TEXT([.D34]*1000; &quot;0.0#&quot;)&amp;&quot; m&quot;; IF([.D34]&gt;=0.000001; TEXT([.D34]*1000000; &quot;0.0#&quot;)&amp;&quot; µ&quot;;IF([.D34]&gt;=0.000000001; TEXT([.D34]*1000000000; &quot;0.0#&quot;)&amp;&quot; n&quot;; IF([.D34]&gt;=0.000000000001; TEXT([.D34]*1000000000000; &quot;0.0#&quot;)&amp;&quot; p&quot;;TEXT([.D34]; &quot;0.0#&quot;))))))))" office:value-type="string" office:string-value="2.2 m" calcext:value-type="string">
            <text:p>2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33" calcext:value-type="float">
            <text:p>0.0033</text:p>
          </table:table-cell>
          <table:table-cell table:formula="of:=[.B35]+[.C35]" office:value-type="float" office:value="0.0033" calcext:value-type="float">
            <text:p>0.0033</text:p>
          </table:table-cell>
          <table:table-cell table:style-name="ce6" table:formula="of:=IF([.D35]&gt;=1000000; TEXT([.D35]/1000000; &quot;0.0#&quot;)&amp;&quot; M&quot;; IF([.D35]&gt;=1000; TEXT([.D35]/1000; &quot;0.0#&quot;)&amp;&quot; k&quot;;  IF([.D35]&gt;=1; TEXT([.D35]; &quot;0.0#&quot;);IF([.D35]&gt;=0.001; TEXT([.D35]*1000; &quot;0.0#&quot;)&amp;&quot; m&quot;; IF([.D35]&gt;=0.000001; TEXT([.D35]*1000000; &quot;0.0#&quot;)&amp;&quot; µ&quot;;IF([.D35]&gt;=0.000000001; TEXT([.D35]*1000000000; &quot;0.0#&quot;)&amp;&quot; n&quot;; IF([.D35]&gt;=0.000000000001; TEXT([.D35]*1000000000000; &quot;0.0#&quot;)&amp;&quot; p&quot;;TEXT([.D35]; &quot;0.0#&quot;))))))))" office:value-type="string" office:string-value="3.3 m" calcext:value-type="string">
            <text:p>3.3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39" calcext:value-type="float">
            <text:p>0.0039</text:p>
          </table:table-cell>
          <table:table-cell table:formula="of:=[.B36]+[.C36]" office:value-type="float" office:value="0.0039" calcext:value-type="float">
            <text:p>0.0039</text:p>
          </table:table-cell>
          <table:table-cell table:style-name="ce6" table:formula="of:=IF([.D36]&gt;=1000000; TEXT([.D36]/1000000; &quot;0.0#&quot;)&amp;&quot; M&quot;; IF([.D36]&gt;=1000; TEXT([.D36]/1000; &quot;0.0#&quot;)&amp;&quot; k&quot;;  IF([.D36]&gt;=1; TEXT([.D36]; &quot;0.0#&quot;);IF([.D36]&gt;=0.001; TEXT([.D36]*1000; &quot;0.0#&quot;)&amp;&quot; m&quot;; IF([.D36]&gt;=0.000001; TEXT([.D36]*1000000; &quot;0.0#&quot;)&amp;&quot; µ&quot;;IF([.D36]&gt;=0.000000001; TEXT([.D36]*1000000000; &quot;0.0#&quot;)&amp;&quot; n&quot;; IF([.D36]&gt;=0.000000000001; TEXT([.D36]*1000000000000; &quot;0.0#&quot;)&amp;&quot; p&quot;;TEXT([.D36]; &quot;0.0#&quot;))))))))" office:value-type="string" office:string-value="3.9 m" calcext:value-type="string">
            <text:p>3.9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47" calcext:value-type="float">
            <text:p>0.0047</text:p>
          </table:table-cell>
          <table:table-cell table:formula="of:=[.B37]+[.C37]" office:value-type="float" office:value="0.0047" calcext:value-type="float">
            <text:p>0.0047</text:p>
          </table:table-cell>
          <table:table-cell table:style-name="ce6" table:formula="of:=IF([.D37]&gt;=1000000; TEXT([.D37]/1000000; &quot;0.0#&quot;)&amp;&quot; M&quot;; IF([.D37]&gt;=1000; TEXT([.D37]/1000; &quot;0.0#&quot;)&amp;&quot; k&quot;;  IF([.D37]&gt;=1; TEXT([.D37]; &quot;0.0#&quot;);IF([.D37]&gt;=0.001; TEXT([.D37]*1000; &quot;0.0#&quot;)&amp;&quot; m&quot;; IF([.D37]&gt;=0.000001; TEXT([.D37]*1000000; &quot;0.0#&quot;)&amp;&quot; µ&quot;;IF([.D37]&gt;=0.000000001; TEXT([.D37]*1000000000; &quot;0.0#&quot;)&amp;&quot; n&quot;; IF([.D37]&gt;=0.000000000001; TEXT([.D37]*1000000000000; &quot;0.0#&quot;)&amp;&quot; p&quot;;TEXT([.D37]; &quot;0.0#&quot;))))))))" office:value-type="string" office:string-value="4.7 m" calcext:value-type="string">
            <text:p>4.7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56" calcext:value-type="float">
            <text:p>0.0056</text:p>
          </table:table-cell>
          <table:table-cell table:formula="of:=[.B38]+[.C38]" office:value-type="float" office:value="0.0056" calcext:value-type="float">
            <text:p>0.0056</text:p>
          </table:table-cell>
          <table:table-cell table:style-name="ce6" table:formula="of:=IF([.D38]&gt;=1000000; TEXT([.D38]/1000000; &quot;0.0#&quot;)&amp;&quot; M&quot;; IF([.D38]&gt;=1000; TEXT([.D38]/1000; &quot;0.0#&quot;)&amp;&quot; k&quot;;  IF([.D38]&gt;=1; TEXT([.D38]; &quot;0.0#&quot;);IF([.D38]&gt;=0.001; TEXT([.D38]*1000; &quot;0.0#&quot;)&amp;&quot; m&quot;; IF([.D38]&gt;=0.000001; TEXT([.D38]*1000000; &quot;0.0#&quot;)&amp;&quot; µ&quot;;IF([.D38]&gt;=0.000000001; TEXT([.D38]*1000000000; &quot;0.0#&quot;)&amp;&quot; n&quot;; IF([.D38]&gt;=0.000000000001; TEXT([.D38]*1000000000000; &quot;0.0#&quot;)&amp;&quot; p&quot;;TEXT([.D38]; &quot;0.0#&quot;))))))))" office:value-type="string" office:string-value="5.6 m" calcext:value-type="string">
            <text:p>5.6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68" calcext:value-type="float">
            <text:p>0.0068</text:p>
          </table:table-cell>
          <table:table-cell table:formula="of:=[.B39]+[.C39]" office:value-type="float" office:value="0.0068" calcext:value-type="float">
            <text:p>0.0068</text:p>
          </table:table-cell>
          <table:table-cell table:style-name="ce6" table:formula="of:=IF([.D39]&gt;=1000000; TEXT([.D39]/1000000; &quot;0.0#&quot;)&amp;&quot; M&quot;; IF([.D39]&gt;=1000; TEXT([.D39]/1000; &quot;0.0#&quot;)&amp;&quot; k&quot;;  IF([.D39]&gt;=1; TEXT([.D39]; &quot;0.0#&quot;);IF([.D39]&gt;=0.001; TEXT([.D39]*1000; &quot;0.0#&quot;)&amp;&quot; m&quot;; IF([.D39]&gt;=0.000001; TEXT([.D39]*1000000; &quot;0.0#&quot;)&amp;&quot; µ&quot;;IF([.D39]&gt;=0.000000001; TEXT([.D39]*1000000000; &quot;0.0#&quot;)&amp;&quot; n&quot;; IF([.D39]&gt;=0.000000000001; TEXT([.D39]*1000000000000; &quot;0.0#&quot;)&amp;&quot; p&quot;;TEXT([.D39]; &quot;0.0#&quot;))))))))" office:value-type="string" office:string-value="6.8 m" calcext:value-type="string">
            <text:p>6.8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3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082" calcext:value-type="float">
            <text:p>0.0082</text:p>
          </table:table-cell>
          <table:table-cell table:formula="of:=[.B40]+[.C40]" office:value-type="float" office:value="0.0082" calcext:value-type="float">
            <text:p>0.0082</text:p>
          </table:table-cell>
          <table:table-cell table:style-name="ce6" table:formula="of:=IF([.D40]&gt;=1000000; TEXT([.D40]/1000000; &quot;0.0#&quot;)&amp;&quot; M&quot;; IF([.D40]&gt;=1000; TEXT([.D40]/1000; &quot;0.0#&quot;)&amp;&quot; k&quot;;  IF([.D40]&gt;=1; TEXT([.D40]; &quot;0.0#&quot;);IF([.D40]&gt;=0.001; TEXT([.D40]*1000; &quot;0.0#&quot;)&amp;&quot; m&quot;; IF([.D40]&gt;=0.000001; TEXT([.D40]*1000000; &quot;0.0#&quot;)&amp;&quot; µ&quot;;IF([.D40]&gt;=0.000000001; TEXT([.D40]*1000000000; &quot;0.0#&quot;)&amp;&quot; n&quot;; IF([.D40]&gt;=0.000000000001; TEXT([.D40]*1000000000000; &quot;0.0#&quot;)&amp;&quot; p&quot;;TEXT([.D40]; &quot;0.0#&quot;))))))))" office:value-type="string" office:string-value="8.2 m" calcext:value-type="string">
            <text:p>8.2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41]+[.C41]" office:value-type="float" office:value="0.01" calcext:value-type="float">
            <text:p>0.01</text:p>
          </table:table-cell>
          <table:table-cell table:style-name="ce6" table:formula="of:=IF([.D41]&gt;=1000000; TEXT([.D41]/1000000; &quot;0.0#&quot;)&amp;&quot; M&quot;; IF([.D41]&gt;=1000; TEXT([.D41]/1000; &quot;0.0#&quot;)&amp;&quot; k&quot;;  IF([.D41]&gt;=1; TEXT([.D41]; &quot;0.0#&quot;);IF([.D41]&gt;=0.001; TEXT([.D41]*1000; &quot;0.0#&quot;)&amp;&quot; m&quot;; IF([.D41]&gt;=0.000001; TEXT([.D41]*1000000; &quot;0.0#&quot;)&amp;&quot; µ&quot;;IF([.D41]&gt;=0.000000001; TEXT([.D41]*1000000000; &quot;0.0#&quot;)&amp;&quot; n&quot;; IF([.D41]&gt;=0.000000000001; TEXT([.D41]*1000000000000; &quot;0.0#&quot;)&amp;&quot; p&quot;;TEXT([.D41]; &quot;0.0#&quot;))))))))" office:value-type="string" office:string-value="10.0 m" calcext:value-type="string">
            <text:p>1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2" calcext:value-type="float">
            <text:p>0.012</text:p>
          </table:table-cell>
          <table:table-cell table:formula="of:=[.B42]+[.C42]" office:value-type="float" office:value="0.012" calcext:value-type="float">
            <text:p>0.012</text:p>
          </table:table-cell>
          <table:table-cell table:style-name="ce6" table:formula="of:=IF([.D42]&gt;=1000000; TEXT([.D42]/1000000; &quot;0.0#&quot;)&amp;&quot; M&quot;; IF([.D42]&gt;=1000; TEXT([.D42]/1000; &quot;0.0#&quot;)&amp;&quot; k&quot;;  IF([.D42]&gt;=1; TEXT([.D42]; &quot;0.0#&quot;);IF([.D42]&gt;=0.001; TEXT([.D42]*1000; &quot;0.0#&quot;)&amp;&quot; m&quot;; IF([.D42]&gt;=0.000001; TEXT([.D42]*1000000; &quot;0.0#&quot;)&amp;&quot; µ&quot;;IF([.D42]&gt;=0.000000001; TEXT([.D42]*1000000000; &quot;0.0#&quot;)&amp;&quot; n&quot;; IF([.D42]&gt;=0.000000000001; TEXT([.D42]*1000000000000; &quot;0.0#&quot;)&amp;&quot; p&quot;;TEXT([.D42]; &quot;0.0#&quot;))))))))" office:value-type="string" office:string-value="12.0 m" calcext:value-type="string">
            <text:p>12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5" calcext:value-type="float">
            <text:p>0.015</text:p>
          </table:table-cell>
          <table:table-cell table:formula="of:=[.B43]+[.C43]" office:value-type="float" office:value="0.015" calcext:value-type="float">
            <text:p>0.015</text:p>
          </table:table-cell>
          <table:table-cell table:style-name="ce6" table:formula="of:=IF([.D43]&gt;=1000000; TEXT([.D43]/1000000; &quot;0.0#&quot;)&amp;&quot; M&quot;; IF([.D43]&gt;=1000; TEXT([.D43]/1000; &quot;0.0#&quot;)&amp;&quot; k&quot;;  IF([.D43]&gt;=1; TEXT([.D43]; &quot;0.0#&quot;);IF([.D43]&gt;=0.001; TEXT([.D43]*1000; &quot;0.0#&quot;)&amp;&quot; m&quot;; IF([.D43]&gt;=0.000001; TEXT([.D43]*1000000; &quot;0.0#&quot;)&amp;&quot; µ&quot;;IF([.D43]&gt;=0.000000001; TEXT([.D43]*1000000000; &quot;0.0#&quot;)&amp;&quot; n&quot;; IF([.D43]&gt;=0.000000000001; TEXT([.D43]*1000000000000; &quot;0.0#&quot;)&amp;&quot; p&quot;;TEXT([.D43]; &quot;0.0#&quot;))))))))" office:value-type="string" office:string-value="15.0 m" calcext:value-type="string">
            <text:p>15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8" calcext:value-type="float">
            <text:p>0.018</text:p>
          </table:table-cell>
          <table:table-cell table:formula="of:=[.B44]+[.C44]" office:value-type="float" office:value="0.018" calcext:value-type="float">
            <text:p>0.018</text:p>
          </table:table-cell>
          <table:table-cell table:style-name="ce6" table:formula="of:=IF([.D44]&gt;=1000000; TEXT([.D44]/1000000; &quot;0.0#&quot;)&amp;&quot; M&quot;; IF([.D44]&gt;=1000; TEXT([.D44]/1000; &quot;0.0#&quot;)&amp;&quot; k&quot;;  IF([.D44]&gt;=1; TEXT([.D44]; &quot;0.0#&quot;);IF([.D44]&gt;=0.001; TEXT([.D44]*1000; &quot;0.0#&quot;)&amp;&quot; m&quot;; IF([.D44]&gt;=0.000001; TEXT([.D44]*1000000; &quot;0.0#&quot;)&amp;&quot; µ&quot;;IF([.D44]&gt;=0.000000001; TEXT([.D44]*1000000000; &quot;0.0#&quot;)&amp;&quot; n&quot;; IF([.D44]&gt;=0.000000000001; TEXT([.D44]*1000000000000; &quot;0.0#&quot;)&amp;&quot; p&quot;;TEXT([.D44]; &quot;0.0#&quot;))))))))" office:value-type="string" office:string-value="18.0 m" calcext:value-type="string">
            <text:p>18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22" calcext:value-type="float">
            <text:p>0.022</text:p>
          </table:table-cell>
          <table:table-cell table:formula="of:=[.B45]+[.C45]" office:value-type="float" office:value="0.022" calcext:value-type="float">
            <text:p>0.022</text:p>
          </table:table-cell>
          <table:table-cell table:style-name="ce6" table:formula="of:=IF([.D45]&gt;=1000000; TEXT([.D45]/1000000; &quot;0.0#&quot;)&amp;&quot; M&quot;; IF([.D45]&gt;=1000; TEXT([.D45]/1000; &quot;0.0#&quot;)&amp;&quot; k&quot;;  IF([.D45]&gt;=1; TEXT([.D45]; &quot;0.0#&quot;);IF([.D45]&gt;=0.001; TEXT([.D45]*1000; &quot;0.0#&quot;)&amp;&quot; m&quot;; IF([.D45]&gt;=0.000001; TEXT([.D45]*1000000; &quot;0.0#&quot;)&amp;&quot; µ&quot;;IF([.D45]&gt;=0.000000001; TEXT([.D45]*1000000000; &quot;0.0#&quot;)&amp;&quot; n&quot;; IF([.D45]&gt;=0.000000000001; TEXT([.D45]*1000000000000; &quot;0.0#&quot;)&amp;&quot; p&quot;;TEXT([.D45]; &quot;0.0#&quot;))))))))" office:value-type="string" office:string-value="22.0 m" calcext:value-type="string">
            <text:p>22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33" calcext:value-type="float">
            <text:p>0.033</text:p>
          </table:table-cell>
          <table:table-cell table:formula="of:=[.B46]+[.C46]" office:value-type="float" office:value="0.033" calcext:value-type="float">
            <text:p>0.033</text:p>
          </table:table-cell>
          <table:table-cell table:style-name="ce6" table:formula="of:=IF([.D46]&gt;=1000000; TEXT([.D46]/1000000; &quot;0.0#&quot;)&amp;&quot; M&quot;; IF([.D46]&gt;=1000; TEXT([.D46]/1000; &quot;0.0#&quot;)&amp;&quot; k&quot;;  IF([.D46]&gt;=1; TEXT([.D46]; &quot;0.0#&quot;);IF([.D46]&gt;=0.001; TEXT([.D46]*1000; &quot;0.0#&quot;)&amp;&quot; m&quot;; IF([.D46]&gt;=0.000001; TEXT([.D46]*1000000; &quot;0.0#&quot;)&amp;&quot; µ&quot;;IF([.D46]&gt;=0.000000001; TEXT([.D46]*1000000000; &quot;0.0#&quot;)&amp;&quot; n&quot;; IF([.D46]&gt;=0.000000000001; TEXT([.D46]*1000000000000; &quot;0.0#&quot;)&amp;&quot; p&quot;;TEXT([.D46]; &quot;0.0#&quot;))))))))" office:value-type="string" office:string-value="33.0 m" calcext:value-type="string">
            <text:p>33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39" calcext:value-type="float">
            <text:p>0.039</text:p>
          </table:table-cell>
          <table:table-cell table:formula="of:=[.B47]+[.C47]" office:value-type="float" office:value="0.039" calcext:value-type="float">
            <text:p>0.039</text:p>
          </table:table-cell>
          <table:table-cell table:style-name="ce6" table:formula="of:=IF([.D47]&gt;=1000000; TEXT([.D47]/1000000; &quot;0.0#&quot;)&amp;&quot; M&quot;; IF([.D47]&gt;=1000; TEXT([.D47]/1000; &quot;0.0#&quot;)&amp;&quot; k&quot;;  IF([.D47]&gt;=1; TEXT([.D47]; &quot;0.0#&quot;);IF([.D47]&gt;=0.001; TEXT([.D47]*1000; &quot;0.0#&quot;)&amp;&quot; m&quot;; IF([.D47]&gt;=0.000001; TEXT([.D47]*1000000; &quot;0.0#&quot;)&amp;&quot; µ&quot;;IF([.D47]&gt;=0.000000001; TEXT([.D47]*1000000000; &quot;0.0#&quot;)&amp;&quot; n&quot;; IF([.D47]&gt;=0.000000000001; TEXT([.D47]*1000000000000; &quot;0.0#&quot;)&amp;&quot; p&quot;;TEXT([.D47]; &quot;0.0#&quot;))))))))" office:value-type="string" office:string-value="39.0 m" calcext:value-type="string">
            <text:p>39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47" calcext:value-type="float">
            <text:p>0.047</text:p>
          </table:table-cell>
          <table:table-cell table:formula="of:=[.B48]+[.C48]" office:value-type="float" office:value="0.047" calcext:value-type="float">
            <text:p>0.047</text:p>
          </table:table-cell>
          <table:table-cell table:style-name="ce6" table:formula="of:=IF([.D48]&gt;=1000000; TEXT([.D48]/1000000; &quot;0.0#&quot;)&amp;&quot; M&quot;; IF([.D48]&gt;=1000; TEXT([.D48]/1000; &quot;0.0#&quot;)&amp;&quot; k&quot;;  IF([.D48]&gt;=1; TEXT([.D48]; &quot;0.0#&quot;);IF([.D48]&gt;=0.001; TEXT([.D48]*1000; &quot;0.0#&quot;)&amp;&quot; m&quot;; IF([.D48]&gt;=0.000001; TEXT([.D48]*1000000; &quot;0.0#&quot;)&amp;&quot; µ&quot;;IF([.D48]&gt;=0.000000001; TEXT([.D48]*1000000000; &quot;0.0#&quot;)&amp;&quot; n&quot;; IF([.D48]&gt;=0.000000000001; TEXT([.D48]*1000000000000; &quot;0.0#&quot;)&amp;&quot; p&quot;;TEXT([.D48]; &quot;0.0#&quot;))))))))" office:value-type="string" office:string-value="47.0 m" calcext:value-type="string">
            <text:p>47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B49]+[.C49]" office:value-type="float" office:value="0.05" calcext:value-type="float">
            <text:p>0.05</text:p>
          </table:table-cell>
          <table:table-cell table:style-name="ce6" table:formula="of:=IF([.D49]&gt;=1000000; TEXT([.D49]/1000000; &quot;0.0#&quot;)&amp;&quot; M&quot;; IF([.D49]&gt;=1000; TEXT([.D49]/1000; &quot;0.0#&quot;)&amp;&quot; k&quot;;  IF([.D49]&gt;=1; TEXT([.D49]; &quot;0.0#&quot;);IF([.D49]&gt;=0.001; TEXT([.D49]*1000; &quot;0.0#&quot;)&amp;&quot; m&quot;; IF([.D49]&gt;=0.000001; TEXT([.D49]*1000000; &quot;0.0#&quot;)&amp;&quot; µ&quot;;IF([.D49]&gt;=0.000000001; TEXT([.D49]*1000000000; &quot;0.0#&quot;)&amp;&quot; n&quot;; IF([.D49]&gt;=0.000000000001; TEXT([.D49]*1000000000000; &quot;0.0#&quot;)&amp;&quot; p&quot;;TEXT([.D49]; &quot;0.0#&quot;))))))))" office:value-type="string" office:string-value="50.0 m" calcext:value-type="string">
            <text:p>5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4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56" calcext:value-type="float">
            <text:p>0.056</text:p>
          </table:table-cell>
          <table:table-cell table:formula="of:=[.B50]+[.C50]" office:value-type="float" office:value="0.056" calcext:value-type="float">
            <text:p>0.056</text:p>
          </table:table-cell>
          <table:table-cell table:style-name="ce6" table:formula="of:=IF([.D50]&gt;=1000000; TEXT([.D50]/1000000; &quot;0.0#&quot;)&amp;&quot; M&quot;; IF([.D50]&gt;=1000; TEXT([.D50]/1000; &quot;0.0#&quot;)&amp;&quot; k&quot;;  IF([.D50]&gt;=1; TEXT([.D50]; &quot;0.0#&quot;);IF([.D50]&gt;=0.001; TEXT([.D50]*1000; &quot;0.0#&quot;)&amp;&quot; m&quot;; IF([.D50]&gt;=0.000001; TEXT([.D50]*1000000; &quot;0.0#&quot;)&amp;&quot; µ&quot;;IF([.D50]&gt;=0.000000001; TEXT([.D50]*1000000000; &quot;0.0#&quot;)&amp;&quot; n&quot;; IF([.D50]&gt;=0.000000000001; TEXT([.D50]*1000000000000; &quot;0.0#&quot;)&amp;&quot; p&quot;;TEXT([.D50]; &quot;0.0#&quot;))))))))" office:value-type="string" office:string-value="56.0 m" calcext:value-type="string">
            <text:p>56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2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68" calcext:value-type="float">
            <text:p>0.068</text:p>
          </table:table-cell>
          <table:table-cell table:formula="of:=[.B51]+[.C51]" office:value-type="float" office:value="0.068" calcext:value-type="float">
            <text:p>0.068</text:p>
          </table:table-cell>
          <table:table-cell table:style-name="ce6" table:formula="of:=IF([.D51]&gt;=1000000; TEXT([.D51]/1000000; &quot;0.0#&quot;)&amp;&quot; M&quot;; IF([.D51]&gt;=1000; TEXT([.D51]/1000; &quot;0.0#&quot;)&amp;&quot; k&quot;;  IF([.D51]&gt;=1; TEXT([.D51]; &quot;0.0#&quot;);IF([.D51]&gt;=0.001; TEXT([.D51]*1000; &quot;0.0#&quot;)&amp;&quot; m&quot;; IF([.D51]&gt;=0.000001; TEXT([.D51]*1000000; &quot;0.0#&quot;)&amp;&quot; µ&quot;;IF([.D51]&gt;=0.000000001; TEXT([.D51]*1000000000; &quot;0.0#&quot;)&amp;&quot; n&quot;; IF([.D51]&gt;=0.000000000001; TEXT([.D51]*1000000000000; &quot;0.0#&quot;)&amp;&quot; p&quot;;TEXT([.D51]; &quot;0.0#&quot;))))))))" office:value-type="string" office:string-value="68.0 m" calcext:value-type="string">
            <text:p>68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82" calcext:value-type="float">
            <text:p>0.082</text:p>
          </table:table-cell>
          <table:table-cell table:formula="of:=[.B52]+[.C52]" office:value-type="float" office:value="0.082" calcext:value-type="float">
            <text:p>0.082</text:p>
          </table:table-cell>
          <table:table-cell table:style-name="ce6" table:formula="of:=IF([.D52]&gt;=1000000; TEXT([.D52]/1000000; &quot;0.0#&quot;)&amp;&quot; M&quot;; IF([.D52]&gt;=1000; TEXT([.D52]/1000; &quot;0.0#&quot;)&amp;&quot; k&quot;;  IF([.D52]&gt;=1; TEXT([.D52]; &quot;0.0#&quot;);IF([.D52]&gt;=0.001; TEXT([.D52]*1000; &quot;0.0#&quot;)&amp;&quot; m&quot;; IF([.D52]&gt;=0.000001; TEXT([.D52]*1000000; &quot;0.0#&quot;)&amp;&quot; µ&quot;;IF([.D52]&gt;=0.000000001; TEXT([.D52]*1000000000; &quot;0.0#&quot;)&amp;&quot; n&quot;; IF([.D52]&gt;=0.000000000001; TEXT([.D52]*1000000000000; &quot;0.0#&quot;)&amp;&quot; p&quot;;TEXT([.D52]; &quot;0.0#&quot;))))))))" office:value-type="string" office:string-value="82.0 m" calcext:value-type="string">
            <text:p>82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B53]+[.C53]" office:value-type="float" office:value="0.1" calcext:value-type="float">
            <text:p>0.1</text:p>
          </table:table-cell>
          <table:table-cell table:style-name="ce6" table:formula="of:=IF([.D53]&gt;=1000000; TEXT([.D53]/1000000; &quot;0.0#&quot;)&amp;&quot; M&quot;; IF([.D53]&gt;=1000; TEXT([.D53]/1000; &quot;0.0#&quot;)&amp;&quot; k&quot;;  IF([.D53]&gt;=1; TEXT([.D53]; &quot;0.0#&quot;);IF([.D53]&gt;=0.001; TEXT([.D53]*1000; &quot;0.0#&quot;)&amp;&quot; m&quot;; IF([.D53]&gt;=0.000001; TEXT([.D53]*1000000; &quot;0.0#&quot;)&amp;&quot; µ&quot;;IF([.D53]&gt;=0.000000001; TEXT([.D53]*1000000000; &quot;0.0#&quot;)&amp;&quot; n&quot;; IF([.D53]&gt;=0.000000000001; TEXT([.D53]*1000000000000; &quot;0.0#&quot;)&amp;&quot; p&quot;;TEXT([.D53]; &quot;0.0#&quot;))))))))" office:value-type="string" office:string-value="100.0 m" calcext:value-type="string">
            <text:p>10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[.B54]+[.C54]" office:value-type="float" office:value="0.12" calcext:value-type="float">
            <text:p>0.12</text:p>
          </table:table-cell>
          <table:table-cell table:style-name="ce6" table:formula="of:=IF([.D54]&gt;=1000000; TEXT([.D54]/1000000; &quot;0.0#&quot;)&amp;&quot; M&quot;; IF([.D54]&gt;=1000; TEXT([.D54]/1000; &quot;0.0#&quot;)&amp;&quot; k&quot;;  IF([.D54]&gt;=1; TEXT([.D54]; &quot;0.0#&quot;);IF([.D54]&gt;=0.001; TEXT([.D54]*1000; &quot;0.0#&quot;)&amp;&quot; m&quot;; IF([.D54]&gt;=0.000001; TEXT([.D54]*1000000; &quot;0.0#&quot;)&amp;&quot; µ&quot;;IF([.D54]&gt;=0.000000001; TEXT([.D54]*1000000000; &quot;0.0#&quot;)&amp;&quot; n&quot;; IF([.D54]&gt;=0.000000000001; TEXT([.D54]*1000000000000; &quot;0.0#&quot;)&amp;&quot; p&quot;;TEXT([.D54]; &quot;0.0#&quot;))))))))" office:value-type="string" office:string-value="120.0 m" calcext:value-type="string">
            <text:p>12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B55]+[.C55]" office:value-type="float" office:value="0.15" calcext:value-type="float">
            <text:p>0.15</text:p>
          </table:table-cell>
          <table:table-cell table:style-name="ce6" table:formula="of:=IF([.D55]&gt;=1000000; TEXT([.D55]/1000000; &quot;0.0#&quot;)&amp;&quot; M&quot;; IF([.D55]&gt;=1000; TEXT([.D55]/1000; &quot;0.0#&quot;)&amp;&quot; k&quot;;  IF([.D55]&gt;=1; TEXT([.D55]; &quot;0.0#&quot;);IF([.D55]&gt;=0.001; TEXT([.D55]*1000; &quot;0.0#&quot;)&amp;&quot; m&quot;; IF([.D55]&gt;=0.000001; TEXT([.D55]*1000000; &quot;0.0#&quot;)&amp;&quot; µ&quot;;IF([.D55]&gt;=0.000000001; TEXT([.D55]*1000000000; &quot;0.0#&quot;)&amp;&quot; n&quot;; IF([.D55]&gt;=0.000000000001; TEXT([.D55]*1000000000000; &quot;0.0#&quot;)&amp;&quot; p&quot;;TEXT([.D55]; &quot;0.0#&quot;))))))))" office:value-type="string" office:string-value="150.0 m" calcext:value-type="string">
            <text:p>15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B56]+[.C56]" office:value-type="float" office:value="0.18" calcext:value-type="float">
            <text:p>0.18</text:p>
          </table:table-cell>
          <table:table-cell table:style-name="ce6" table:formula="of:=IF([.D56]&gt;=1000000; TEXT([.D56]/1000000; &quot;0.0#&quot;)&amp;&quot; M&quot;; IF([.D56]&gt;=1000; TEXT([.D56]/1000; &quot;0.0#&quot;)&amp;&quot; k&quot;;  IF([.D56]&gt;=1; TEXT([.D56]; &quot;0.0#&quot;);IF([.D56]&gt;=0.001; TEXT([.D56]*1000; &quot;0.0#&quot;)&amp;&quot; m&quot;; IF([.D56]&gt;=0.000001; TEXT([.D56]*1000000; &quot;0.0#&quot;)&amp;&quot; µ&quot;;IF([.D56]&gt;=0.000000001; TEXT([.D56]*1000000000; &quot;0.0#&quot;)&amp;&quot; n&quot;; IF([.D56]&gt;=0.000000000001; TEXT([.D56]*1000000000000; &quot;0.0#&quot;)&amp;&quot; p&quot;;TEXT([.D56]; &quot;0.0#&quot;))))))))" office:value-type="string" office:string-value="180.0 m" calcext:value-type="string">
            <text:p>18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B57]+[.C57]" office:value-type="float" office:value="0.22" calcext:value-type="float">
            <text:p>0.22</text:p>
          </table:table-cell>
          <table:table-cell table:style-name="ce6" table:formula="of:=IF([.D57]&gt;=1000000; TEXT([.D57]/1000000; &quot;0.0#&quot;)&amp;&quot; M&quot;; IF([.D57]&gt;=1000; TEXT([.D57]/1000; &quot;0.0#&quot;)&amp;&quot; k&quot;;  IF([.D57]&gt;=1; TEXT([.D57]; &quot;0.0#&quot;);IF([.D57]&gt;=0.001; TEXT([.D57]*1000; &quot;0.0#&quot;)&amp;&quot; m&quot;; IF([.D57]&gt;=0.000001; TEXT([.D57]*1000000; &quot;0.0#&quot;)&amp;&quot; µ&quot;;IF([.D57]&gt;=0.000000001; TEXT([.D57]*1000000000; &quot;0.0#&quot;)&amp;&quot; n&quot;; IF([.D57]&gt;=0.000000000001; TEXT([.D57]*1000000000000; &quot;0.0#&quot;)&amp;&quot; p&quot;;TEXT([.D57]; &quot;0.0#&quot;))))))))" office:value-type="string" office:string-value="220.0 m" calcext:value-type="string">
            <text:p>22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[.B58]+[.C58]" office:value-type="float" office:value="0.33" calcext:value-type="float">
            <text:p>0.33</text:p>
          </table:table-cell>
          <table:table-cell table:style-name="ce6" table:formula="of:=IF([.D58]&gt;=1000000; TEXT([.D58]/1000000; &quot;0.0#&quot;)&amp;&quot; M&quot;; IF([.D58]&gt;=1000; TEXT([.D58]/1000; &quot;0.0#&quot;)&amp;&quot; k&quot;;  IF([.D58]&gt;=1; TEXT([.D58]; &quot;0.0#&quot;);IF([.D58]&gt;=0.001; TEXT([.D58]*1000; &quot;0.0#&quot;)&amp;&quot; m&quot;; IF([.D58]&gt;=0.000001; TEXT([.D58]*1000000; &quot;0.0#&quot;)&amp;&quot; µ&quot;;IF([.D58]&gt;=0.000000001; TEXT([.D58]*1000000000; &quot;0.0#&quot;)&amp;&quot; n&quot;; IF([.D58]&gt;=0.000000000001; TEXT([.D58]*1000000000000; &quot;0.0#&quot;)&amp;&quot; p&quot;;TEXT([.D58]; &quot;0.0#&quot;))))))))" office:value-type="string" office:string-value="330.0 m" calcext:value-type="string">
            <text:p>33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39" calcext:value-type="float">
            <text:p>0.39</text:p>
          </table:table-cell>
          <table:table-cell table:formula="of:=[.B59]+[.C59]" office:value-type="float" office:value="0.39" calcext:value-type="float">
            <text:p>0.39</text:p>
          </table:table-cell>
          <table:table-cell table:style-name="ce6" table:formula="of:=IF([.D59]&gt;=1000000; TEXT([.D59]/1000000; &quot;0.0#&quot;)&amp;&quot; M&quot;; IF([.D59]&gt;=1000; TEXT([.D59]/1000; &quot;0.0#&quot;)&amp;&quot; k&quot;;  IF([.D59]&gt;=1; TEXT([.D59]; &quot;0.0#&quot;);IF([.D59]&gt;=0.001; TEXT([.D59]*1000; &quot;0.0#&quot;)&amp;&quot; m&quot;; IF([.D59]&gt;=0.000001; TEXT([.D59]*1000000; &quot;0.0#&quot;)&amp;&quot; µ&quot;;IF([.D59]&gt;=0.000000001; TEXT([.D59]*1000000000; &quot;0.0#&quot;)&amp;&quot; n&quot;; IF([.D59]&gt;=0.000000000001; TEXT([.D59]*1000000000000; &quot;0.0#&quot;)&amp;&quot; p&quot;;TEXT([.D59]; &quot;0.0#&quot;))))))))" office:value-type="string" office:string-value="390.0 m" calcext:value-type="string">
            <text:p>39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3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5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47" calcext:value-type="float">
            <text:p>0.47</text:p>
          </table:table-cell>
          <table:table-cell table:formula="of:=[.B60]+[.C60]" office:value-type="float" office:value="0.47" calcext:value-type="float">
            <text:p>0.47</text:p>
          </table:table-cell>
          <table:table-cell table:style-name="ce6" table:formula="of:=IF([.D60]&gt;=1000000; TEXT([.D60]/1000000; &quot;0.0#&quot;)&amp;&quot; M&quot;; IF([.D60]&gt;=1000; TEXT([.D60]/1000; &quot;0.0#&quot;)&amp;&quot; k&quot;;  IF([.D60]&gt;=1; TEXT([.D60]; &quot;0.0#&quot;);IF([.D60]&gt;=0.001; TEXT([.D60]*1000; &quot;0.0#&quot;)&amp;&quot; m&quot;; IF([.D60]&gt;=0.000001; TEXT([.D60]*1000000; &quot;0.0#&quot;)&amp;&quot; µ&quot;;IF([.D60]&gt;=0.000000001; TEXT([.D60]*1000000000; &quot;0.0#&quot;)&amp;&quot; n&quot;; IF([.D60]&gt;=0.000000000001; TEXT([.D60]*1000000000000; &quot;0.0#&quot;)&amp;&quot; p&quot;;TEXT([.D60]; &quot;0.0#&quot;))))))))" office:value-type="string" office:string-value="470.0 m" calcext:value-type="string">
            <text:p>47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56" calcext:value-type="float">
            <text:p>0.56</text:p>
          </table:table-cell>
          <table:table-cell table:formula="of:=[.B61]+[.C61]" office:value-type="float" office:value="0.56" calcext:value-type="float">
            <text:p>0.56</text:p>
          </table:table-cell>
          <table:table-cell table:style-name="ce6" table:formula="of:=IF([.D61]&gt;=1000000; TEXT([.D61]/1000000; &quot;0.0#&quot;)&amp;&quot; M&quot;; IF([.D61]&gt;=1000; TEXT([.D61]/1000; &quot;0.0#&quot;)&amp;&quot; k&quot;;  IF([.D61]&gt;=1; TEXT([.D61]; &quot;0.0#&quot;);IF([.D61]&gt;=0.001; TEXT([.D61]*1000; &quot;0.0#&quot;)&amp;&quot; m&quot;; IF([.D61]&gt;=0.000001; TEXT([.D61]*1000000; &quot;0.0#&quot;)&amp;&quot; µ&quot;;IF([.D61]&gt;=0.000000001; TEXT([.D61]*1000000000; &quot;0.0#&quot;)&amp;&quot; n&quot;; IF([.D61]&gt;=0.000000000001; TEXT([.D61]*1000000000000; &quot;0.0#&quot;)&amp;&quot; p&quot;;TEXT([.D61]; &quot;0.0#&quot;))))))))" office:value-type="string" office:string-value="560.0 m" calcext:value-type="string">
            <text:p>56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68" calcext:value-type="float">
            <text:p>0.68</text:p>
          </table:table-cell>
          <table:table-cell table:formula="of:=[.B62]+[.C62]" office:value-type="float" office:value="0.68" calcext:value-type="float">
            <text:p>0.68</text:p>
          </table:table-cell>
          <table:table-cell table:style-name="ce6" table:formula="of:=IF([.D62]&gt;=1000000; TEXT([.D62]/1000000; &quot;0.0#&quot;)&amp;&quot; M&quot;; IF([.D62]&gt;=1000; TEXT([.D62]/1000; &quot;0.0#&quot;)&amp;&quot; k&quot;;  IF([.D62]&gt;=1; TEXT([.D62]; &quot;0.0#&quot;);IF([.D62]&gt;=0.001; TEXT([.D62]*1000; &quot;0.0#&quot;)&amp;&quot; m&quot;; IF([.D62]&gt;=0.000001; TEXT([.D62]*1000000; &quot;0.0#&quot;)&amp;&quot; µ&quot;;IF([.D62]&gt;=0.000000001; TEXT([.D62]*1000000000; &quot;0.0#&quot;)&amp;&quot; n&quot;; IF([.D62]&gt;=0.000000000001; TEXT([.D62]*1000000000000; &quot;0.0#&quot;)&amp;&quot; p&quot;;TEXT([.D62]; &quot;0.0#&quot;))))))))" office:value-type="string" office:string-value="680.0 m" calcext:value-type="string">
            <text:p>68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[.B63]+[.C63]" office:value-type="float" office:value="0.82" calcext:value-type="float">
            <text:p>0.82</text:p>
          </table:table-cell>
          <table:table-cell table:style-name="ce6" table:formula="of:=IF([.D63]&gt;=1000000; TEXT([.D63]/1000000; &quot;0.0#&quot;)&amp;&quot; M&quot;; IF([.D63]&gt;=1000; TEXT([.D63]/1000; &quot;0.0#&quot;)&amp;&quot; k&quot;;  IF([.D63]&gt;=1; TEXT([.D63]; &quot;0.0#&quot;);IF([.D63]&gt;=0.001; TEXT([.D63]*1000; &quot;0.0#&quot;)&amp;&quot; m&quot;; IF([.D63]&gt;=0.000001; TEXT([.D63]*1000000; &quot;0.0#&quot;)&amp;&quot; µ&quot;;IF([.D63]&gt;=0.000000001; TEXT([.D63]*1000000000; &quot;0.0#&quot;)&amp;&quot; n&quot;; IF([.D63]&gt;=0.000000000001; TEXT([.D63]*1000000000000; &quot;0.0#&quot;)&amp;&quot; p&quot;;TEXT([.D63]; &quot;0.0#&quot;))))))))" office:value-type="string" office:string-value="820.0 m" calcext:value-type="string">
            <text:p>820.0 m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4]+[.C64]" office:value-type="float" office:value="1" calcext:value-type="float">
            <text:p>1</text:p>
          </table:table-cell>
          <table:table-cell table:style-name="ce6" table:formula="of:=IF([.D64]&gt;=1000000; TEXT([.D64]/1000000; &quot;0.0#&quot;)&amp;&quot; M&quot;; IF([.D64]&gt;=1000; TEXT([.D64]/1000; &quot;0.0#&quot;)&amp;&quot; k&quot;;  IF([.D64]&gt;=1; TEXT([.D64]; &quot;0.0#&quot;);IF([.D64]&gt;=0.001; TEXT([.D64]*1000; &quot;0.0#&quot;)&amp;&quot; m&quot;; IF([.D64]&gt;=0.000001; TEXT([.D64]*1000000; &quot;0.0#&quot;)&amp;&quot; µ&quot;;IF([.D64]&gt;=0.000000001; TEXT([.D64]*1000000000; &quot;0.0#&quot;)&amp;&quot; n&quot;; IF([.D64]&gt;=0.000000000001; TEXT([.D64]*1000000000000; &quot;0.0#&quot;)&amp;&quot; p&quot;;TEXT([.D64]; &quot;0.0#&quot;))))))))" office:value-type="string" office:string-value="1.0" calcext:value-type="string">
            <text:p>1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4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[.B65]+[.C65]" office:value-type="float" office:value="1.2" calcext:value-type="float">
            <text:p>1.2</text:p>
          </table:table-cell>
          <table:table-cell table:style-name="ce6" table:formula="of:=IF([.D65]&gt;=1000000; TEXT([.D65]/1000000; &quot;0.0#&quot;)&amp;&quot; M&quot;; IF([.D65]&gt;=1000; TEXT([.D65]/1000; &quot;0.0#&quot;)&amp;&quot; k&quot;;  IF([.D65]&gt;=1; TEXT([.D65]; &quot;0.0#&quot;);IF([.D65]&gt;=0.001; TEXT([.D65]*1000; &quot;0.0#&quot;)&amp;&quot; m&quot;; IF([.D65]&gt;=0.000001; TEXT([.D65]*1000000; &quot;0.0#&quot;)&amp;&quot; µ&quot;;IF([.D65]&gt;=0.000000001; TEXT([.D65]*1000000000; &quot;0.0#&quot;)&amp;&quot; n&quot;; IF([.D65]&gt;=0.000000000001; TEXT([.D65]*1000000000000; &quot;0.0#&quot;)&amp;&quot; p&quot;;TEXT([.D65]; &quot;0.0#&quot;))))))))" office:value-type="string" office:string-value="1.2" calcext:value-type="string">
            <text:p>1.2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B66]+[.C66]" office:value-type="float" office:value="1.5" calcext:value-type="float">
            <text:p>1.5</text:p>
          </table:table-cell>
          <table:table-cell table:style-name="ce6" table:formula="of:=IF([.D66]&gt;=1000000; TEXT([.D66]/1000000; &quot;0.0#&quot;)&amp;&quot; M&quot;; IF([.D66]&gt;=1000; TEXT([.D66]/1000; &quot;0.0#&quot;)&amp;&quot; k&quot;;  IF([.D66]&gt;=1; TEXT([.D66]; &quot;0.0#&quot;);IF([.D66]&gt;=0.001; TEXT([.D66]*1000; &quot;0.0#&quot;)&amp;&quot; m&quot;; IF([.D66]&gt;=0.000001; TEXT([.D66]*1000000; &quot;0.0#&quot;)&amp;&quot; µ&quot;;IF([.D66]&gt;=0.000000001; TEXT([.D66]*1000000000; &quot;0.0#&quot;)&amp;&quot; n&quot;; IF([.D66]&gt;=0.000000000001; TEXT([.D66]*1000000000000; &quot;0.0#&quot;)&amp;&quot; p&quot;;TEXT([.D66]; &quot;0.0#&quot;))))))))" office:value-type="string" office:string-value="1.5" calcext:value-type="string">
            <text:p>1.5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[.B67]+[.C67]" office:value-type="float" office:value="1.8" calcext:value-type="float">
            <text:p>1.8</text:p>
          </table:table-cell>
          <table:table-cell table:style-name="ce6" table:formula="of:=IF([.D67]&gt;=1000000; TEXT([.D67]/1000000; &quot;0.0#&quot;)&amp;&quot; M&quot;; IF([.D67]&gt;=1000; TEXT([.D67]/1000; &quot;0.0#&quot;)&amp;&quot; k&quot;;  IF([.D67]&gt;=1; TEXT([.D67]; &quot;0.0#&quot;);IF([.D67]&gt;=0.001; TEXT([.D67]*1000; &quot;0.0#&quot;)&amp;&quot; m&quot;; IF([.D67]&gt;=0.000001; TEXT([.D67]*1000000; &quot;0.0#&quot;)&amp;&quot; µ&quot;;IF([.D67]&gt;=0.000000001; TEXT([.D67]*1000000000; &quot;0.0#&quot;)&amp;&quot; n&quot;; IF([.D67]&gt;=0.000000000001; TEXT([.D67]*1000000000000; &quot;0.0#&quot;)&amp;&quot; p&quot;;TEXT([.D67]; &quot;0.0#&quot;))))))))" office:value-type="string" office:string-value="1.8" calcext:value-type="string">
            <text:p>1.8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B68]+[.C68]" office:value-type="float" office:value="2.2" calcext:value-type="float">
            <text:p>2.2</text:p>
          </table:table-cell>
          <table:table-cell table:style-name="ce6" table:formula="of:=IF([.D68]&gt;=1000000; TEXT([.D68]/1000000; &quot;0.0#&quot;)&amp;&quot; M&quot;; IF([.D68]&gt;=1000; TEXT([.D68]/1000; &quot;0.0#&quot;)&amp;&quot; k&quot;;  IF([.D68]&gt;=1; TEXT([.D68]; &quot;0.0#&quot;);IF([.D68]&gt;=0.001; TEXT([.D68]*1000; &quot;0.0#&quot;)&amp;&quot; m&quot;; IF([.D68]&gt;=0.000001; TEXT([.D68]*1000000; &quot;0.0#&quot;)&amp;&quot; µ&quot;;IF([.D68]&gt;=0.000000001; TEXT([.D68]*1000000000; &quot;0.0#&quot;)&amp;&quot; n&quot;; IF([.D68]&gt;=0.000000000001; TEXT([.D68]*1000000000000; &quot;0.0#&quot;)&amp;&quot; p&quot;;TEXT([.D68]; &quot;0.0#&quot;))))))))" office:value-type="string" office:string-value="2.2" calcext:value-type="string">
            <text:p>2.2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B69]+[.C69]" office:value-type="float" office:value="3.3" calcext:value-type="float">
            <text:p>3.3</text:p>
          </table:table-cell>
          <table:table-cell table:style-name="ce6" table:formula="of:=IF([.D69]&gt;=1000000; TEXT([.D69]/1000000; &quot;0.0#&quot;)&amp;&quot; M&quot;; IF([.D69]&gt;=1000; TEXT([.D69]/1000; &quot;0.0#&quot;)&amp;&quot; k&quot;;  IF([.D69]&gt;=1; TEXT([.D69]; &quot;0.0#&quot;);IF([.D69]&gt;=0.001; TEXT([.D69]*1000; &quot;0.0#&quot;)&amp;&quot; m&quot;; IF([.D69]&gt;=0.000001; TEXT([.D69]*1000000; &quot;0.0#&quot;)&amp;&quot; µ&quot;;IF([.D69]&gt;=0.000000001; TEXT([.D69]*1000000000; &quot;0.0#&quot;)&amp;&quot; n&quot;; IF([.D69]&gt;=0.000000000001; TEXT([.D69]*1000000000000; &quot;0.0#&quot;)&amp;&quot; p&quot;;TEXT([.D69]; &quot;0.0#&quot;))))))))" office:value-type="string" office:string-value="3.3" calcext:value-type="string">
            <text:p>3.3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5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6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70]+[.C70]" office:value-type="string" office:string-value="" calcext:value-type="error">
            <text:p>#VALUE!</text:p>
          </table:table-cell>
          <table:table-cell table:style-name="ce6" table:formula="of:=IF([.D70]&gt;=1000000; TEXT([.D70]/1000000; &quot;0.0#&quot;)&amp;&quot; M&quot;; IF([.D70]&gt;=1000; TEXT([.D70]/1000; &quot;0.0#&quot;)&amp;&quot; k&quot;;  IF([.D70]&gt;=1; TEXT([.D70]; &quot;0.0#&quot;);IF([.D70]&gt;=0.001; TEXT([.D70]*1000; &quot;0.0#&quot;)&amp;&quot; m&quot;; IF([.D70]&gt;=0.000001; TEXT([.D70]*1000000; &quot;0.0#&quot;)&amp;&quot; µ&quot;;IF([.D70]&gt;=0.000000001; TEXT([.D70]*1000000000; &quot;0.0#&quot;)&amp;&quot; n&quot;; IF([.D70]&gt;=0.000000000001; TEXT([.D70]*1000000000000; &quot;0.0#&quot;)&amp;&quot; p&quot;;TEXT([.D70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71]+[.C71]" office:value-type="string" office:string-value="" calcext:value-type="error">
            <text:p>#VALUE!</text:p>
          </table:table-cell>
          <table:table-cell table:style-name="ce6" table:formula="of:=IF([.D71]&gt;=1000000; TEXT([.D71]/1000000; &quot;0.0#&quot;)&amp;&quot; M&quot;; IF([.D71]&gt;=1000; TEXT([.D71]/1000; &quot;0.0#&quot;)&amp;&quot; k&quot;;  IF([.D71]&gt;=1; TEXT([.D71]; &quot;0.0#&quot;);IF([.D71]&gt;=0.001; TEXT([.D71]*1000; &quot;0.0#&quot;)&amp;&quot; m&quot;; IF([.D71]&gt;=0.000001; TEXT([.D71]*1000000; &quot;0.0#&quot;)&amp;&quot; µ&quot;;IF([.D71]&gt;=0.000000001; TEXT([.D71]*1000000000; &quot;0.0#&quot;)&amp;&quot; n&quot;; IF([.D71]&gt;=0.000000000001; TEXT([.D71]*1000000000000; &quot;0.0#&quot;)&amp;&quot; p&quot;;TEXT([.D71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72]+[.C72]" office:value-type="string" office:string-value="" calcext:value-type="error">
            <text:p>#VALUE!</text:p>
          </table:table-cell>
          <table:table-cell table:style-name="ce6" table:formula="of:=IF([.D72]&gt;=1000000; TEXT([.D72]/1000000; &quot;0.0#&quot;)&amp;&quot; M&quot;; IF([.D72]&gt;=1000; TEXT([.D72]/1000; &quot;0.0#&quot;)&amp;&quot; k&quot;;  IF([.D72]&gt;=1; TEXT([.D72]; &quot;0.0#&quot;);IF([.D72]&gt;=0.001; TEXT([.D72]*1000; &quot;0.0#&quot;)&amp;&quot; m&quot;; IF([.D72]&gt;=0.000001; TEXT([.D72]*1000000; &quot;0.0#&quot;)&amp;&quot; µ&quot;;IF([.D72]&gt;=0.000000001; TEXT([.D72]*1000000000; &quot;0.0#&quot;)&amp;&quot; n&quot;; IF([.D72]&gt;=0.000000000001; TEXT([.D72]*1000000000000; &quot;0.0#&quot;)&amp;&quot; p&quot;;TEXT([.D72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[.B73]+[.C73]" office:value-type="float" office:value="6.8" calcext:value-type="float">
            <text:p>6.8</text:p>
          </table:table-cell>
          <table:table-cell table:style-name="ce6" table:formula="of:=IF([.D73]&gt;=1000000; TEXT([.D73]/1000000; &quot;0.0#&quot;)&amp;&quot; M&quot;; IF([.D73]&gt;=1000; TEXT([.D73]/1000; &quot;0.0#&quot;)&amp;&quot; k&quot;;  IF([.D73]&gt;=1; TEXT([.D73]; &quot;0.0#&quot;);IF([.D73]&gt;=0.001; TEXT([.D73]*1000; &quot;0.0#&quot;)&amp;&quot; m&quot;; IF([.D73]&gt;=0.000001; TEXT([.D73]*1000000; &quot;0.0#&quot;)&amp;&quot; µ&quot;;IF([.D73]&gt;=0.000000001; TEXT([.D73]*1000000000; &quot;0.0#&quot;)&amp;&quot; n&quot;; IF([.D73]&gt;=0.000000000001; TEXT([.D73]*1000000000000; &quot;0.0#&quot;)&amp;&quot; p&quot;;TEXT([.D73]; &quot;0.0#&quot;))))))))" office:value-type="string" office:string-value="6.8" calcext:value-type="string">
            <text:p>6.8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74]+[.C74]" office:value-type="string" office:string-value="" calcext:value-type="error">
            <text:p>#VALUE!</text:p>
          </table:table-cell>
          <table:table-cell table:style-name="ce6" table:formula="of:=IF([.D74]&gt;=1000000; TEXT([.D74]/1000000; &quot;0.0#&quot;)&amp;&quot; M&quot;; IF([.D74]&gt;=1000; TEXT([.D74]/1000; &quot;0.0#&quot;)&amp;&quot; k&quot;;  IF([.D74]&gt;=1; TEXT([.D74]; &quot;0.0#&quot;);IF([.D74]&gt;=0.001; TEXT([.D74]*1000; &quot;0.0#&quot;)&amp;&quot; m&quot;; IF([.D74]&gt;=0.000001; TEXT([.D74]*1000000; &quot;0.0#&quot;)&amp;&quot; µ&quot;;IF([.D74]&gt;=0.000000001; TEXT([.D74]*1000000000; &quot;0.0#&quot;)&amp;&quot; n&quot;; IF([.D74]&gt;=0.000000000001; TEXT([.D74]*1000000000000; &quot;0.0#&quot;)&amp;&quot; p&quot;;TEXT([.D74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6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[.B75]+[.C75]" office:value-type="float" office:value="1.2" calcext:value-type="float">
            <text:p>1.2</text:p>
          </table:table-cell>
          <table:table-cell table:style-name="ce6" table:formula="of:=IF([.D75]&gt;=1000000; TEXT([.D75]/1000000; &quot;0.0#&quot;)&amp;&quot; M&quot;; IF([.D75]&gt;=1000; TEXT([.D75]/1000; &quot;0.0#&quot;)&amp;&quot; k&quot;;  IF([.D75]&gt;=1; TEXT([.D75]; &quot;0.0#&quot;);IF([.D75]&gt;=0.001; TEXT([.D75]*1000; &quot;0.0#&quot;)&amp;&quot; m&quot;; IF([.D75]&gt;=0.000001; TEXT([.D75]*1000000; &quot;0.0#&quot;)&amp;&quot; µ&quot;;IF([.D75]&gt;=0.000000001; TEXT([.D75]*1000000000; &quot;0.0#&quot;)&amp;&quot; n&quot;; IF([.D75]&gt;=0.000000000001; TEXT([.D75]*1000000000000; &quot;0.0#&quot;)&amp;&quot; p&quot;;TEXT([.D75]; &quot;0.0#&quot;))))))))" office:value-type="string" office:string-value="1.2" calcext:value-type="string">
            <text:p>1.2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2.7" calcext:value-type="float">
            <text:p>2.7</text:p>
          </table:table-cell>
          <table:table-cell table:formula="of:=[.B76]+[.C76]" office:value-type="float" office:value="2.7" calcext:value-type="float">
            <text:p>2.7</text:p>
          </table:table-cell>
          <table:table-cell table:style-name="ce6" table:formula="of:=IF([.D76]&gt;=1000000; TEXT([.D76]/1000000; &quot;0.0#&quot;)&amp;&quot; M&quot;; IF([.D76]&gt;=1000; TEXT([.D76]/1000; &quot;0.0#&quot;)&amp;&quot; k&quot;;  IF([.D76]&gt;=1; TEXT([.D76]; &quot;0.0#&quot;);IF([.D76]&gt;=0.001; TEXT([.D76]*1000; &quot;0.0#&quot;)&amp;&quot; m&quot;; IF([.D76]&gt;=0.000001; TEXT([.D76]*1000000; &quot;0.0#&quot;)&amp;&quot; µ&quot;;IF([.D76]&gt;=0.000000001; TEXT([.D76]*1000000000; &quot;0.0#&quot;)&amp;&quot; n&quot;; IF([.D76]&gt;=0.000000000001; TEXT([.D76]*1000000000000; &quot;0.0#&quot;)&amp;&quot; p&quot;;TEXT([.D76]; &quot;0.0#&quot;))))))))" office:value-type="string" office:string-value="2.7" calcext:value-type="string">
            <text:p>2.7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B77]+[.C77]" office:value-type="float" office:value="3.3" calcext:value-type="float">
            <text:p>3.3</text:p>
          </table:table-cell>
          <table:table-cell table:style-name="ce6" table:formula="of:=IF([.D77]&gt;=1000000; TEXT([.D77]/1000000; &quot;0.0#&quot;)&amp;&quot; M&quot;; IF([.D77]&gt;=1000; TEXT([.D77]/1000; &quot;0.0#&quot;)&amp;&quot; k&quot;;  IF([.D77]&gt;=1; TEXT([.D77]; &quot;0.0#&quot;);IF([.D77]&gt;=0.001; TEXT([.D77]*1000; &quot;0.0#&quot;)&amp;&quot; m&quot;; IF([.D77]&gt;=0.000001; TEXT([.D77]*1000000; &quot;0.0#&quot;)&amp;&quot; µ&quot;;IF([.D77]&gt;=0.000000001; TEXT([.D77]*1000000000; &quot;0.0#&quot;)&amp;&quot; n&quot;; IF([.D77]&gt;=0.000000000001; TEXT([.D77]*1000000000000; &quot;0.0#&quot;)&amp;&quot; p&quot;;TEXT([.D77]; &quot;0.0#&quot;))))))))" office:value-type="string" office:string-value="3.3" calcext:value-type="string">
            <text:p>3.3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4.3" calcext:value-type="float">
            <text:p>4.3</text:p>
          </table:table-cell>
          <table:table-cell table:formula="of:=[.B78]+[.C78]" office:value-type="float" office:value="4.3" calcext:value-type="float">
            <text:p>4.3</text:p>
          </table:table-cell>
          <table:table-cell table:style-name="ce6" table:formula="of:=IF([.D78]&gt;=1000000; TEXT([.D78]/1000000; &quot;0.0#&quot;)&amp;&quot; M&quot;; IF([.D78]&gt;=1000; TEXT([.D78]/1000; &quot;0.0#&quot;)&amp;&quot; k&quot;;  IF([.D78]&gt;=1; TEXT([.D78]; &quot;0.0#&quot;);IF([.D78]&gt;=0.001; TEXT([.D78]*1000; &quot;0.0#&quot;)&amp;&quot; m&quot;; IF([.D78]&gt;=0.000001; TEXT([.D78]*1000000; &quot;0.0#&quot;)&amp;&quot; µ&quot;;IF([.D78]&gt;=0.000000001; TEXT([.D78]*1000000000; &quot;0.0#&quot;)&amp;&quot; n&quot;; IF([.D78]&gt;=0.000000000001; TEXT([.D78]*1000000000000; &quot;0.0#&quot;)&amp;&quot; p&quot;;TEXT([.D78]; &quot;0.0#&quot;))))))))" office:value-type="string" office:string-value="4.3" calcext:value-type="string">
            <text:p>4.3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4.7" calcext:value-type="float">
            <text:p>4.7</text:p>
          </table:table-cell>
          <table:table-cell table:formula="of:=[.B79]+[.C79]" office:value-type="float" office:value="4.7" calcext:value-type="float">
            <text:p>4.7</text:p>
          </table:table-cell>
          <table:table-cell table:style-name="ce6" table:formula="of:=IF([.D79]&gt;=1000000; TEXT([.D79]/1000000; &quot;0.0#&quot;)&amp;&quot; M&quot;; IF([.D79]&gt;=1000; TEXT([.D79]/1000; &quot;0.0#&quot;)&amp;&quot; k&quot;;  IF([.D79]&gt;=1; TEXT([.D79]; &quot;0.0#&quot;);IF([.D79]&gt;=0.001; TEXT([.D79]*1000; &quot;0.0#&quot;)&amp;&quot; m&quot;; IF([.D79]&gt;=0.000001; TEXT([.D79]*1000000; &quot;0.0#&quot;)&amp;&quot; µ&quot;;IF([.D79]&gt;=0.000000001; TEXT([.D79]*1000000000; &quot;0.0#&quot;)&amp;&quot; n&quot;; IF([.D79]&gt;=0.000000000001; TEXT([.D79]*1000000000000; &quot;0.0#&quot;)&amp;&quot; p&quot;;TEXT([.D79]; &quot;0.0#&quot;))))))))" office:value-type="string" office:string-value="4.7" calcext:value-type="string">
            <text:p>4.7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7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80]+[.C80]" office:value-type="float" office:value="7" calcext:value-type="float">
            <text:p>7</text:p>
          </table:table-cell>
          <table:table-cell table:style-name="ce6" table:formula="of:=IF([.D80]&gt;=1000000; TEXT([.D80]/1000000; &quot;0.0#&quot;)&amp;&quot; M&quot;; IF([.D80]&gt;=1000; TEXT([.D80]/1000; &quot;0.0#&quot;)&amp;&quot; k&quot;;  IF([.D80]&gt;=1; TEXT([.D80]; &quot;0.0#&quot;);IF([.D80]&gt;=0.001; TEXT([.D80]*1000; &quot;0.0#&quot;)&amp;&quot; m&quot;; IF([.D80]&gt;=0.000001; TEXT([.D80]*1000000; &quot;0.0#&quot;)&amp;&quot; µ&quot;;IF([.D80]&gt;=0.000000001; TEXT([.D80]*1000000000; &quot;0.0#&quot;)&amp;&quot; n&quot;; IF([.D80]&gt;=0.000000000001; TEXT([.D80]*1000000000000; &quot;0.0#&quot;)&amp;&quot; p&quot;;TEXT([.D80]; &quot;0.0#&quot;))))))))" office:value-type="string" office:string-value="7.0" calcext:value-type="string">
            <text:p>7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[.B81]+[.C81]" office:value-type="float" office:value="7.5" calcext:value-type="float">
            <text:p>7.5</text:p>
          </table:table-cell>
          <table:table-cell table:style-name="ce6" table:formula="of:=IF([.D81]&gt;=1000000; TEXT([.D81]/1000000; &quot;0.0#&quot;)&amp;&quot; M&quot;; IF([.D81]&gt;=1000; TEXT([.D81]/1000; &quot;0.0#&quot;)&amp;&quot; k&quot;;  IF([.D81]&gt;=1; TEXT([.D81]; &quot;0.0#&quot;);IF([.D81]&gt;=0.001; TEXT([.D81]*1000; &quot;0.0#&quot;)&amp;&quot; m&quot;; IF([.D81]&gt;=0.000001; TEXT([.D81]*1000000; &quot;0.0#&quot;)&amp;&quot; µ&quot;;IF([.D81]&gt;=0.000000001; TEXT([.D81]*1000000000; &quot;0.0#&quot;)&amp;&quot; n&quot;; IF([.D81]&gt;=0.000000000001; TEXT([.D81]*1000000000000; &quot;0.0#&quot;)&amp;&quot; p&quot;;TEXT([.D81]; &quot;0.0#&quot;))))))))" office:value-type="string" office:string-value="7.5" calcext:value-type="string">
            <text:p>7.5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8.2" calcext:value-type="float">
            <text:p>8.2</text:p>
          </table:table-cell>
          <table:table-cell table:formula="of:=[.B82]+[.C82]" office:value-type="float" office:value="8.2" calcext:value-type="float">
            <text:p>8.2</text:p>
          </table:table-cell>
          <table:table-cell table:style-name="ce6" table:formula="of:=IF([.D82]&gt;=1000000; TEXT([.D82]/1000000; &quot;0.0#&quot;)&amp;&quot; M&quot;; IF([.D82]&gt;=1000; TEXT([.D82]/1000; &quot;0.0#&quot;)&amp;&quot; k&quot;;  IF([.D82]&gt;=1; TEXT([.D82]; &quot;0.0#&quot;);IF([.D82]&gt;=0.001; TEXT([.D82]*1000; &quot;0.0#&quot;)&amp;&quot; m&quot;; IF([.D82]&gt;=0.000001; TEXT([.D82]*1000000; &quot;0.0#&quot;)&amp;&quot; µ&quot;;IF([.D82]&gt;=0.000000001; TEXT([.D82]*1000000000; &quot;0.0#&quot;)&amp;&quot; n&quot;; IF([.D82]&gt;=0.000000000001; TEXT([.D82]*1000000000000; &quot;0.0#&quot;)&amp;&quot; p&quot;;TEXT([.D82]; &quot;0.0#&quot;))))))))" office:value-type="string" office:string-value="8.2" calcext:value-type="string">
            <text:p>8.2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8.7" calcext:value-type="float">
            <text:p>8.7</text:p>
          </table:table-cell>
          <table:table-cell table:formula="of:=[.B83]+[.C83]" office:value-type="float" office:value="8.7" calcext:value-type="float">
            <text:p>8.7</text:p>
          </table:table-cell>
          <table:table-cell table:style-name="ce6" table:formula="of:=IF([.D83]&gt;=1000000; TEXT([.D83]/1000000; &quot;0.0#&quot;)&amp;&quot; M&quot;; IF([.D83]&gt;=1000; TEXT([.D83]/1000; &quot;0.0#&quot;)&amp;&quot; k&quot;;  IF([.D83]&gt;=1; TEXT([.D83]; &quot;0.0#&quot;);IF([.D83]&gt;=0.001; TEXT([.D83]*1000; &quot;0.0#&quot;)&amp;&quot; m&quot;; IF([.D83]&gt;=0.000001; TEXT([.D83]*1000000; &quot;0.0#&quot;)&amp;&quot; µ&quot;;IF([.D83]&gt;=0.000000001; TEXT([.D83]*1000000000; &quot;0.0#&quot;)&amp;&quot; n&quot;; IF([.D83]&gt;=0.000000000001; TEXT([.D83]*1000000000000; &quot;0.0#&quot;)&amp;&quot; p&quot;;TEXT([.D83]; &quot;0.0#&quot;))))))))" office:value-type="string" office:string-value="8.7" calcext:value-type="string">
            <text:p>8.7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84]+[.C84]" office:value-type="float" office:value="10" calcext:value-type="float">
            <text:p>10</text:p>
          </table:table-cell>
          <table:table-cell table:style-name="ce6" table:formula="of:=IF([.D84]&gt;=1000000; TEXT([.D84]/1000000; &quot;0.0#&quot;)&amp;&quot; M&quot;; IF([.D84]&gt;=1000; TEXT([.D84]/1000; &quot;0.0#&quot;)&amp;&quot; k&quot;;  IF([.D84]&gt;=1; TEXT([.D84]; &quot;0.0#&quot;);IF([.D84]&gt;=0.001; TEXT([.D84]*1000; &quot;0.0#&quot;)&amp;&quot; m&quot;; IF([.D84]&gt;=0.000001; TEXT([.D84]*1000000; &quot;0.0#&quot;)&amp;&quot; µ&quot;;IF([.D84]&gt;=0.000000001; TEXT([.D84]*1000000000; &quot;0.0#&quot;)&amp;&quot; n&quot;; IF([.D84]&gt;=0.000000000001; TEXT([.D84]*1000000000000; &quot;0.0#&quot;)&amp;&quot; p&quot;;TEXT([.D84]; &quot;0.0#&quot;))))))))" office:value-type="string" office:string-value="10.0" calcext:value-type="string">
            <text:p>1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85]+[.C85]" office:value-type="float" office:value="12" calcext:value-type="float">
            <text:p>12</text:p>
          </table:table-cell>
          <table:table-cell table:style-name="ce6" table:formula="of:=IF([.D85]&gt;=1000000; TEXT([.D85]/1000000; &quot;0.0#&quot;)&amp;&quot; M&quot;; IF([.D85]&gt;=1000; TEXT([.D85]/1000; &quot;0.0#&quot;)&amp;&quot; k&quot;;  IF([.D85]&gt;=1; TEXT([.D85]; &quot;0.0#&quot;);IF([.D85]&gt;=0.001; TEXT([.D85]*1000; &quot;0.0#&quot;)&amp;&quot; m&quot;; IF([.D85]&gt;=0.000001; TEXT([.D85]*1000000; &quot;0.0#&quot;)&amp;&quot; µ&quot;;IF([.D85]&gt;=0.000000001; TEXT([.D85]*1000000000; &quot;0.0#&quot;)&amp;&quot; n&quot;; IF([.D85]&gt;=0.000000000001; TEXT([.D85]*1000000000000; &quot;0.0#&quot;)&amp;&quot; p&quot;;TEXT([.D85]; &quot;0.0#&quot;))))))))" office:value-type="string" office:string-value="12.0" calcext:value-type="string">
            <text:p>12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86]+[.C86]" office:value-type="float" office:value="13" calcext:value-type="float">
            <text:p>13</text:p>
          </table:table-cell>
          <table:table-cell table:style-name="ce6" table:formula="of:=IF([.D86]&gt;=1000000; TEXT([.D86]/1000000; &quot;0.0#&quot;)&amp;&quot; M&quot;; IF([.D86]&gt;=1000; TEXT([.D86]/1000; &quot;0.0#&quot;)&amp;&quot; k&quot;;  IF([.D86]&gt;=1; TEXT([.D86]; &quot;0.0#&quot;);IF([.D86]&gt;=0.001; TEXT([.D86]*1000; &quot;0.0#&quot;)&amp;&quot; m&quot;; IF([.D86]&gt;=0.000001; TEXT([.D86]*1000000; &quot;0.0#&quot;)&amp;&quot; µ&quot;;IF([.D86]&gt;=0.000000001; TEXT([.D86]*1000000000; &quot;0.0#&quot;)&amp;&quot; n&quot;; IF([.D86]&gt;=0.000000000001; TEXT([.D86]*1000000000000; &quot;0.0#&quot;)&amp;&quot; p&quot;;TEXT([.D86]; &quot;0.0#&quot;))))))))" office:value-type="string" office:string-value="13.0" calcext:value-type="string">
            <text:p>13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87]+[.C87]" office:value-type="float" office:value="15" calcext:value-type="float">
            <text:p>15</text:p>
          </table:table-cell>
          <table:table-cell table:style-name="ce6" table:formula="of:=IF([.D87]&gt;=1000000; TEXT([.D87]/1000000; &quot;0.0#&quot;)&amp;&quot; M&quot;; IF([.D87]&gt;=1000; TEXT([.D87]/1000; &quot;0.0#&quot;)&amp;&quot; k&quot;;  IF([.D87]&gt;=1; TEXT([.D87]; &quot;0.0#&quot;);IF([.D87]&gt;=0.001; TEXT([.D87]*1000; &quot;0.0#&quot;)&amp;&quot; m&quot;; IF([.D87]&gt;=0.000001; TEXT([.D87]*1000000; &quot;0.0#&quot;)&amp;&quot; µ&quot;;IF([.D87]&gt;=0.000000001; TEXT([.D87]*1000000000; &quot;0.0#&quot;)&amp;&quot; n&quot;; IF([.D87]&gt;=0.000000000001; TEXT([.D87]*1000000000000; &quot;0.0#&quot;)&amp;&quot; p&quot;;TEXT([.D87]; &quot;0.0#&quot;))))))))" office:value-type="string" office:string-value="15.0" calcext:value-type="string">
            <text:p>15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88]+[.C88]" office:value-type="float" office:value="30" calcext:value-type="float">
            <text:p>30</text:p>
          </table:table-cell>
          <table:table-cell table:style-name="ce6" table:formula="of:=IF([.D88]&gt;=1000000; TEXT([.D88]/1000000; &quot;0.0#&quot;)&amp;&quot; M&quot;; IF([.D88]&gt;=1000; TEXT([.D88]/1000; &quot;0.0#&quot;)&amp;&quot; k&quot;;  IF([.D88]&gt;=1; TEXT([.D88]; &quot;0.0#&quot;);IF([.D88]&gt;=0.001; TEXT([.D88]*1000; &quot;0.0#&quot;)&amp;&quot; m&quot;; IF([.D88]&gt;=0.000001; TEXT([.D88]*1000000; &quot;0.0#&quot;)&amp;&quot; µ&quot;;IF([.D88]&gt;=0.000000001; TEXT([.D88]*1000000000; &quot;0.0#&quot;)&amp;&quot; n&quot;; IF([.D88]&gt;=0.000000000001; TEXT([.D88]*1000000000000; &quot;0.0#&quot;)&amp;&quot; p&quot;;TEXT([.D88]; &quot;0.0#&quot;))))))))" office:value-type="string" office:string-value="30.0" calcext:value-type="string">
            <text:p>3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89]+[.C89]" office:value-type="float" office:value="33" calcext:value-type="float">
            <text:p>33</text:p>
          </table:table-cell>
          <table:table-cell table:style-name="ce6" table:formula="of:=IF([.D89]&gt;=1000000; TEXT([.D89]/1000000; &quot;0.0#&quot;)&amp;&quot; M&quot;; IF([.D89]&gt;=1000; TEXT([.D89]/1000; &quot;0.0#&quot;)&amp;&quot; k&quot;;  IF([.D89]&gt;=1; TEXT([.D89]; &quot;0.0#&quot;);IF([.D89]&gt;=0.001; TEXT([.D89]*1000; &quot;0.0#&quot;)&amp;&quot; m&quot;; IF([.D89]&gt;=0.000001; TEXT([.D89]*1000000; &quot;0.0#&quot;)&amp;&quot; µ&quot;;IF([.D89]&gt;=0.000000001; TEXT([.D89]*1000000000; &quot;0.0#&quot;)&amp;&quot; n&quot;; IF([.D89]&gt;=0.000000000001; TEXT([.D89]*1000000000000; &quot;0.0#&quot;)&amp;&quot; p&quot;;TEXT([.D89]; &quot;0.0#&quot;))))))))" office:value-type="string" office:string-value="33.0" calcext:value-type="string">
            <text:p>33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8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90]+[.C90]" office:value-type="float" office:value="36" calcext:value-type="float">
            <text:p>36</text:p>
          </table:table-cell>
          <table:table-cell table:style-name="ce6" table:formula="of:=IF([.D90]&gt;=1000000; TEXT([.D90]/1000000; &quot;0.0#&quot;)&amp;&quot; M&quot;; IF([.D90]&gt;=1000; TEXT([.D90]/1000; &quot;0.0#&quot;)&amp;&quot; k&quot;;  IF([.D90]&gt;=1; TEXT([.D90]; &quot;0.0#&quot;);IF([.D90]&gt;=0.001; TEXT([.D90]*1000; &quot;0.0#&quot;)&amp;&quot; m&quot;; IF([.D90]&gt;=0.000001; TEXT([.D90]*1000000; &quot;0.0#&quot;)&amp;&quot; µ&quot;;IF([.D90]&gt;=0.000000001; TEXT([.D90]*1000000000; &quot;0.0#&quot;)&amp;&quot; n&quot;; IF([.D90]&gt;=0.000000000001; TEXT([.D90]*1000000000000; &quot;0.0#&quot;)&amp;&quot; p&quot;;TEXT([.D90]; &quot;0.0#&quot;))))))))" office:value-type="string" office:string-value="36.0" calcext:value-type="string">
            <text:p>36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B91]+[.C91]" office:value-type="float" office:value="43" calcext:value-type="float">
            <text:p>43</text:p>
          </table:table-cell>
          <table:table-cell table:style-name="ce6" table:formula="of:=IF([.D91]&gt;=1000000; TEXT([.D91]/1000000; &quot;0.0#&quot;)&amp;&quot; M&quot;; IF([.D91]&gt;=1000; TEXT([.D91]/1000; &quot;0.0#&quot;)&amp;&quot; k&quot;;  IF([.D91]&gt;=1; TEXT([.D91]; &quot;0.0#&quot;);IF([.D91]&gt;=0.001; TEXT([.D91]*1000; &quot;0.0#&quot;)&amp;&quot; m&quot;; IF([.D91]&gt;=0.000001; TEXT([.D91]*1000000; &quot;0.0#&quot;)&amp;&quot; µ&quot;;IF([.D91]&gt;=0.000000001; TEXT([.D91]*1000000000; &quot;0.0#&quot;)&amp;&quot; n&quot;; IF([.D91]&gt;=0.000000000001; TEXT([.D91]*1000000000000; &quot;0.0#&quot;)&amp;&quot; p&quot;;TEXT([.D91]; &quot;0.0#&quot;))))))))" office:value-type="string" office:string-value="43.0" calcext:value-type="string">
            <text:p>43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B92]+[.C92]" office:value-type="float" office:value="68" calcext:value-type="float">
            <text:p>68</text:p>
          </table:table-cell>
          <table:table-cell table:style-name="ce6" table:formula="of:=IF([.D92]&gt;=1000000; TEXT([.D92]/1000000; &quot;0.0#&quot;)&amp;&quot; M&quot;; IF([.D92]&gt;=1000; TEXT([.D92]/1000; &quot;0.0#&quot;)&amp;&quot; k&quot;;  IF([.D92]&gt;=1; TEXT([.D92]; &quot;0.0#&quot;);IF([.D92]&gt;=0.001; TEXT([.D92]*1000; &quot;0.0#&quot;)&amp;&quot; m&quot;; IF([.D92]&gt;=0.000001; TEXT([.D92]*1000000; &quot;0.0#&quot;)&amp;&quot; µ&quot;;IF([.D92]&gt;=0.000000001; TEXT([.D92]*1000000000; &quot;0.0#&quot;)&amp;&quot; n&quot;; IF([.D92]&gt;=0.000000000001; TEXT([.D92]*1000000000000; &quot;0.0#&quot;)&amp;&quot; p&quot;;TEXT([.D92]; &quot;0.0#&quot;))))))))" office:value-type="string" office:string-value="68.0" calcext:value-type="string">
            <text:p>68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7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B93]+[.C93]" office:value-type="float" office:value="120" calcext:value-type="float">
            <text:p>120</text:p>
          </table:table-cell>
          <table:table-cell table:style-name="ce6" table:formula="of:=IF([.D93]&gt;=1000000; TEXT([.D93]/1000000; &quot;0.0#&quot;)&amp;&quot; M&quot;; IF([.D93]&gt;=1000; TEXT([.D93]/1000; &quot;0.0#&quot;)&amp;&quot; k&quot;;  IF([.D93]&gt;=1; TEXT([.D93]; &quot;0.0#&quot;);IF([.D93]&gt;=0.001; TEXT([.D93]*1000; &quot;0.0#&quot;)&amp;&quot; m&quot;; IF([.D93]&gt;=0.000001; TEXT([.D93]*1000000; &quot;0.0#&quot;)&amp;&quot; µ&quot;;IF([.D93]&gt;=0.000000001; TEXT([.D93]*1000000000; &quot;0.0#&quot;)&amp;&quot; n&quot;; IF([.D93]&gt;=0.000000000001; TEXT([.D93]*1000000000000; &quot;0.0#&quot;)&amp;&quot; p&quot;;TEXT([.D93]; &quot;0.0#&quot;))))))))" office:value-type="string" office:string-value="120.0" calcext:value-type="string">
            <text:p>12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B94]+[.C94]" office:value-type="float" office:value="220" calcext:value-type="float">
            <text:p>220</text:p>
          </table:table-cell>
          <table:table-cell table:style-name="ce6" table:formula="of:=IF([.D94]&gt;=1000000; TEXT([.D94]/1000000; &quot;0.0#&quot;)&amp;&quot; M&quot;; IF([.D94]&gt;=1000; TEXT([.D94]/1000; &quot;0.0#&quot;)&amp;&quot; k&quot;;  IF([.D94]&gt;=1; TEXT([.D94]; &quot;0.0#&quot;);IF([.D94]&gt;=0.001; TEXT([.D94]*1000; &quot;0.0#&quot;)&amp;&quot; m&quot;; IF([.D94]&gt;=0.000001; TEXT([.D94]*1000000; &quot;0.0#&quot;)&amp;&quot; µ&quot;;IF([.D94]&gt;=0.000000001; TEXT([.D94]*1000000000; &quot;0.0#&quot;)&amp;&quot; n&quot;; IF([.D94]&gt;=0.000000000001; TEXT([.D94]*1000000000000; &quot;0.0#&quot;)&amp;&quot; p&quot;;TEXT([.D94]; &quot;0.0#&quot;))))))))" office:value-type="string" office:string-value="220.0" calcext:value-type="string">
            <text:p>22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B95]+[.C95]" office:value-type="float" office:value="280" calcext:value-type="float">
            <text:p>280</text:p>
          </table:table-cell>
          <table:table-cell table:style-name="ce6" table:formula="of:=IF([.D95]&gt;=1000000; TEXT([.D95]/1000000; &quot;0.0#&quot;)&amp;&quot; M&quot;; IF([.D95]&gt;=1000; TEXT([.D95]/1000; &quot;0.0#&quot;)&amp;&quot; k&quot;;  IF([.D95]&gt;=1; TEXT([.D95]; &quot;0.0#&quot;);IF([.D95]&gt;=0.001; TEXT([.D95]*1000; &quot;0.0#&quot;)&amp;&quot; m&quot;; IF([.D95]&gt;=0.000001; TEXT([.D95]*1000000; &quot;0.0#&quot;)&amp;&quot; µ&quot;;IF([.D95]&gt;=0.000000001; TEXT([.D95]*1000000000; &quot;0.0#&quot;)&amp;&quot; n&quot;; IF([.D95]&gt;=0.000000000001; TEXT([.D95]*1000000000000; &quot;0.0#&quot;)&amp;&quot; p&quot;;TEXT([.D95]; &quot;0.0#&quot;))))))))" office:value-type="string" office:string-value="280.0" calcext:value-type="string">
            <text:p>28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B96]+[.C96]" office:value-type="float" office:value="470" calcext:value-type="float">
            <text:p>470</text:p>
          </table:table-cell>
          <table:table-cell table:style-name="ce6" table:formula="of:=IF([.D96]&gt;=1000000; TEXT([.D96]/1000000; &quot;0.0#&quot;)&amp;&quot; M&quot;; IF([.D96]&gt;=1000; TEXT([.D96]/1000; &quot;0.0#&quot;)&amp;&quot; k&quot;;  IF([.D96]&gt;=1; TEXT([.D96]; &quot;0.0#&quot;);IF([.D96]&gt;=0.001; TEXT([.D96]*1000; &quot;0.0#&quot;)&amp;&quot; m&quot;; IF([.D96]&gt;=0.000001; TEXT([.D96]*1000000; &quot;0.0#&quot;)&amp;&quot; µ&quot;;IF([.D96]&gt;=0.000000001; TEXT([.D96]*1000000000; &quot;0.0#&quot;)&amp;&quot; n&quot;; IF([.D96]&gt;=0.000000000001; TEXT([.D96]*1000000000000; &quot;0.0#&quot;)&amp;&quot; p&quot;;TEXT([.D96]; &quot;0.0#&quot;))))))))" office:value-type="string" office:string-value="470.0" calcext:value-type="string">
            <text:p>470.0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97]+[.C97]" office:value-type="string" office:string-value="" calcext:value-type="error">
            <text:p>#VALUE!</text:p>
          </table:table-cell>
          <table:table-cell table:style-name="ce6" table:formula="of:=IF([.D97]&gt;=1000000; TEXT([.D97]/1000000; &quot;0.0#&quot;)&amp;&quot; M&quot;; IF([.D97]&gt;=1000; TEXT([.D97]/1000; &quot;0.0#&quot;)&amp;&quot; k&quot;;  IF([.D97]&gt;=1; TEXT([.D97]; &quot;0.0#&quot;);IF([.D97]&gt;=0.001; TEXT([.D97]*1000; &quot;0.0#&quot;)&amp;&quot; m&quot;; IF([.D97]&gt;=0.000001; TEXT([.D97]*1000000; &quot;0.0#&quot;)&amp;&quot; µ&quot;;IF([.D97]&gt;=0.000000001; TEXT([.D97]*1000000000; &quot;0.0#&quot;)&amp;&quot; n&quot;; IF([.D97]&gt;=0.000000000001; TEXT([.D97]*1000000000000; &quot;0.0#&quot;)&amp;&quot; p&quot;;TEXT([.D97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98]+[.C98]" office:value-type="string" office:string-value="" calcext:value-type="error">
            <text:p>#VALUE!</text:p>
          </table:table-cell>
          <table:table-cell table:style-name="ce6" table:formula="of:=IF([.D98]&gt;=1000000; TEXT([.D98]/1000000; &quot;0.0#&quot;)&amp;&quot; M&quot;; IF([.D98]&gt;=1000; TEXT([.D98]/1000; &quot;0.0#&quot;)&amp;&quot; k&quot;;  IF([.D98]&gt;=1; TEXT([.D98]; &quot;0.0#&quot;);IF([.D98]&gt;=0.001; TEXT([.D98]*1000; &quot;0.0#&quot;)&amp;&quot; m&quot;; IF([.D98]&gt;=0.000001; TEXT([.D98]*1000000; &quot;0.0#&quot;)&amp;&quot; µ&quot;;IF([.D98]&gt;=0.000000001; TEXT([.D98]*1000000000; &quot;0.0#&quot;)&amp;&quot; n&quot;; IF([.D98]&gt;=0.000000000001; TEXT([.D98]*1000000000000; &quot;0.0#&quot;)&amp;&quot; p&quot;;TEXT([.D98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B99]+[.C99]" office:value-type="float" office:value="3.4" calcext:value-type="float">
            <text:p>3.4</text:p>
          </table:table-cell>
          <table:table-cell table:style-name="ce6" table:formula="of:=IF([.D99]&gt;=1000000; TEXT([.D99]/1000000; &quot;0.0#&quot;)&amp;&quot; M&quot;; IF([.D99]&gt;=1000; TEXT([.D99]/1000; &quot;0.0#&quot;)&amp;&quot; k&quot;;  IF([.D99]&gt;=1; TEXT([.D99]; &quot;0.0#&quot;);IF([.D99]&gt;=0.001; TEXT([.D99]*1000; &quot;0.0#&quot;)&amp;&quot; m&quot;; IF([.D99]&gt;=0.000001; TEXT([.D99]*1000000; &quot;0.0#&quot;)&amp;&quot; µ&quot;;IF([.D99]&gt;=0.000000001; TEXT([.D99]*1000000000; &quot;0.0#&quot;)&amp;&quot; n&quot;; IF([.D99]&gt;=0.000000000001; TEXT([.D99]*1000000000000; &quot;0.0#&quot;)&amp;&quot; p&quot;;TEXT([.D99]; &quot;0.0#&quot;))))))))" office:value-type="string" office:string-value="3.4" calcext:value-type="string">
            <text:p>3.4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9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B100]+[.C100]" office:value-type="float" office:value="0.22" calcext:value-type="float">
            <text:p>0.22</text:p>
          </table:table-cell>
          <table:table-cell table:style-name="ce6" table:formula="of:=IF([.D100]&gt;=1000000; TEXT([.D100]/1000000; &quot;0.0#&quot;)&amp;&quot; M&quot;; IF([.D100]&gt;=1000; TEXT([.D100]/1000; &quot;0.0#&quot;)&amp;&quot; k&quot;;  IF([.D100]&gt;=1; TEXT([.D100]; &quot;0.0#&quot;);IF([.D100]&gt;=0.001; TEXT([.D100]*1000; &quot;0.0#&quot;)&amp;&quot; m&quot;; IF([.D100]&gt;=0.000001; TEXT([.D100]*1000000; &quot;0.0#&quot;)&amp;&quot; µ&quot;;IF([.D100]&gt;=0.000000001; TEXT([.D100]*1000000000; &quot;0.0#&quot;)&amp;&quot; n&quot;; IF([.D100]&gt;=0.000000000001; TEXT([.D100]*1000000000000; &quot;0.0#&quot;)&amp;&quot; p&quot;;TEXT([.D100]; &quot;0.0#&quot;))))))))" office:value-type="string" office:string-value="220.0 m" calcext:value-type="string">
            <text:p>220.0 m</text:p>
          </table:table-cell>
          <table:table-cell office:value-type="float" office:value="50" calcext:value-type="float">
            <text:p>50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8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B101]+[.C101]" office:value-type="float" office:value="68" calcext:value-type="float">
            <text:p>68</text:p>
          </table:table-cell>
          <table:table-cell table:style-name="ce6" table:formula="of:=IF([.D101]&gt;=1000000; TEXT([.D101]/1000000; &quot;0.0#&quot;)&amp;&quot; M&quot;; IF([.D101]&gt;=1000; TEXT([.D101]/1000; &quot;0.0#&quot;)&amp;&quot; k&quot;;  IF([.D101]&gt;=1; TEXT([.D101]; &quot;0.0#&quot;);IF([.D101]&gt;=0.001; TEXT([.D101]*1000; &quot;0.0#&quot;)&amp;&quot; m&quot;; IF([.D101]&gt;=0.000001; TEXT([.D101]*1000000; &quot;0.0#&quot;)&amp;&quot; µ&quot;;IF([.D101]&gt;=0.000000001; TEXT([.D101]*1000000000; &quot;0.0#&quot;)&amp;&quot; n&quot;; IF([.D101]&gt;=0.000000000001; TEXT([.D101]*1000000000000; &quot;0.0#&quot;)&amp;&quot; p&quot;;TEXT([.D101]; &quot;0.0#&quot;))))))))" office:value-type="string" office:string-value="68.0" calcext:value-type="string">
            <text:p>68.0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102]+[.C102]" office:value-type="float" office:value="0.01" calcext:value-type="float">
            <text:p>0.01</text:p>
          </table:table-cell>
          <table:table-cell table:style-name="ce6" table:formula="of:=IF([.D102]&gt;=1000000; TEXT([.D102]/1000000; &quot;0.0#&quot;)&amp;&quot; M&quot;; IF([.D102]&gt;=1000; TEXT([.D102]/1000; &quot;0.0#&quot;)&amp;&quot; k&quot;;  IF([.D102]&gt;=1; TEXT([.D102]; &quot;0.0#&quot;);IF([.D102]&gt;=0.001; TEXT([.D102]*1000; &quot;0.0#&quot;)&amp;&quot; m&quot;; IF([.D102]&gt;=0.000001; TEXT([.D102]*1000000; &quot;0.0#&quot;)&amp;&quot; µ&quot;;IF([.D102]&gt;=0.000000001; TEXT([.D102]*1000000000; &quot;0.0#&quot;)&amp;&quot; n&quot;; IF([.D102]&gt;=0.000000000001; TEXT([.D102]*1000000000000; &quot;0.0#&quot;)&amp;&quot; p&quot;;TEXT([.D102]; &quot;0.0#&quot;))))))))" office:value-type="string" office:string-value="10.0 m" calcext:value-type="string">
            <text:p>10.0 m</text:p>
          </table:table-cell>
          <table:table-cell office:value-type="string" calcext:value-type="string">
            <text:p>100wv</text:p>
          </table:table-cell>
          <table:table-cell table:style-name="ce21"/>
          <table:table-cell/>
          <table:table-cell table:style-name="ce8" office:value-type="percentage" office:value="0.1" calcext:value-type="percentage">
            <text:p>10.00%</text:p>
          </table:table-cell>
          <table:table-cell table:style-name="ce2" office:value-type="string" calcext:value-type="string">
            <text:p>polyeste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B103]+[.C103]" office:value-type="float" office:value="1000" calcext:value-type="float">
            <text:p>1000</text:p>
          </table:table-cell>
          <table:table-cell table:style-name="ce6" table:formula="of:=IF([.D103]&gt;=1000000; TEXT([.D103]/1000000; &quot;0.0#&quot;)&amp;&quot; M&quot;; IF([.D103]&gt;=1000; TEXT([.D103]/1000; &quot;0.0#&quot;)&amp;&quot; k&quot;;  IF([.D103]&gt;=1; TEXT([.D103]; &quot;0.0#&quot;);IF([.D103]&gt;=0.001; TEXT([.D103]*1000; &quot;0.0#&quot;)&amp;&quot; m&quot;; IF([.D103]&gt;=0.000001; TEXT([.D103]*1000000; &quot;0.0#&quot;)&amp;&quot; µ&quot;;IF([.D103]&gt;=0.000000001; TEXT([.D103]*1000000000; &quot;0.0#&quot;)&amp;&quot; n&quot;; IF([.D103]&gt;=0.000000000001; TEXT([.D103]*1000000000000; &quot;0.0#&quot;)&amp;&quot; p&quot;;TEXT([.D103]; &quot;0.0#&quot;))))))))" office:value-type="string" office:string-value="1.0 k" calcext:value-type="string">
            <text:p>1.0 k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B104]+[.C104]" office:value-type="float" office:value="1000" calcext:value-type="float">
            <text:p>1000</text:p>
          </table:table-cell>
          <table:table-cell table:style-name="ce6" table:formula="of:=IF([.D104]&gt;=1000000; TEXT([.D104]/1000000; &quot;0.0#&quot;)&amp;&quot; M&quot;; IF([.D104]&gt;=1000; TEXT([.D104]/1000; &quot;0.0#&quot;)&amp;&quot; k&quot;;  IF([.D104]&gt;=1; TEXT([.D104]; &quot;0.0#&quot;);IF([.D104]&gt;=0.001; TEXT([.D104]*1000; &quot;0.0#&quot;)&amp;&quot; m&quot;; IF([.D104]&gt;=0.000001; TEXT([.D104]*1000000; &quot;0.0#&quot;)&amp;&quot; µ&quot;;IF([.D104]&gt;=0.000000001; TEXT([.D104]*1000000000; &quot;0.0#&quot;)&amp;&quot; n&quot;; IF([.D104]&gt;=0.000000000001; TEXT([.D104]*1000000000000; &quot;0.0#&quot;)&amp;&quot; p&quot;;TEXT([.D104]; &quot;0.0#&quot;))))))))" office:value-type="string" office:string-value="1.0 k" calcext:value-type="string">
            <text:p>1.0 k</text:p>
          </table:table-cell>
          <table:table-cell office:value-type="string" calcext:value-type="string">
            <text:p>600wvdc</text:p>
          </table:table-cell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 office:value-type="string" calcext:value-type="string">
            <text:p>polystyrene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105]+[.C105]" office:value-type="string" office:string-value="" calcext:value-type="error">
            <text:p>#VALUE!</text:p>
          </table:table-cell>
          <table:table-cell table:style-name="ce6" table:formula="of:=IF([.D105]&gt;=1000000; TEXT([.D105]/1000000; &quot;0.0#&quot;)&amp;&quot; M&quot;; IF([.D105]&gt;=1000; TEXT([.D105]/1000; &quot;0.0#&quot;)&amp;&quot; k&quot;;  IF([.D105]&gt;=1; TEXT([.D105]; &quot;0.0#&quot;);IF([.D105]&gt;=0.001; TEXT([.D105]*1000; &quot;0.0#&quot;)&amp;&quot; m&quot;; IF([.D105]&gt;=0.000001; TEXT([.D105]*1000000; &quot;0.0#&quot;)&amp;&quot; µ&quot;;IF([.D105]&gt;=0.000000001; TEXT([.D105]*1000000000; &quot;0.0#&quot;)&amp;&quot; n&quot;; IF([.D105]&gt;=0.000000000001; TEXT([.D105]*1000000000000; &quot;0.0#&quot;)&amp;&quot; p&quot;;TEXT([.D105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9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no label</text:p>
          </table:table-cell>
          <table:table-cell table:formula="of:=[.B106]+[.C106]" office:value-type="string" office:string-value="" calcext:value-type="error">
            <text:p>#VALUE!</text:p>
          </table:table-cell>
          <table:table-cell table:style-name="ce6" table:formula="of:=IF([.D106]&gt;=1000000; TEXT([.D106]/1000000; &quot;0.0#&quot;)&amp;&quot; M&quot;; IF([.D106]&gt;=1000; TEXT([.D106]/1000; &quot;0.0#&quot;)&amp;&quot; k&quot;;  IF([.D106]&gt;=1; TEXT([.D106]; &quot;0.0#&quot;);IF([.D106]&gt;=0.001; TEXT([.D106]*1000; &quot;0.0#&quot;)&amp;&quot; m&quot;; IF([.D106]&gt;=0.000001; TEXT([.D106]*1000000; &quot;0.0#&quot;)&amp;&quot; µ&quot;;IF([.D106]&gt;=0.000000001; TEXT([.D106]*1000000000; &quot;0.0#&quot;)&amp;&quot; n&quot;; IF([.D106]&gt;=0.000000000001; TEXT([.D106]*1000000000000; &quot;0.0#&quot;)&amp;&quot; p&quot;;TEXT([.D106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1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clear red LEDs</text:p>
          </table:table-cell>
          <table:table-cell table:formula="of:=[.B107]+[.C107]" office:value-type="string" office:string-value="" calcext:value-type="error">
            <text:p>#VALUE!</text:p>
          </table:table-cell>
          <table:table-cell table:style-name="ce6" table:formula="of:=IF([.D107]&gt;=1000000; TEXT([.D107]/1000000; &quot;0.0#&quot;)&amp;&quot; M&quot;; IF([.D107]&gt;=1000; TEXT([.D107]/1000; &quot;0.0#&quot;)&amp;&quot; k&quot;;  IF([.D107]&gt;=1; TEXT([.D107]; &quot;0.0#&quot;);IF([.D107]&gt;=0.001; TEXT([.D107]*1000; &quot;0.0#&quot;)&amp;&quot; m&quot;; IF([.D107]&gt;=0.000001; TEXT([.D107]*1000000; &quot;0.0#&quot;)&amp;&quot; µ&quot;;IF([.D107]&gt;=0.000000001; TEXT([.D107]*1000000000; &quot;0.0#&quot;)&amp;&quot; n&quot;; IF([.D107]&gt;=0.000000000001; TEXT([.D107]*1000000000000; &quot;0.0#&quot;)&amp;&quot; p&quot;;TEXT([.D107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2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108]+[.C108]" office:value-type="string" office:string-value="" calcext:value-type="error">
            <text:p>#VALUE!</text:p>
          </table:table-cell>
          <table:table-cell table:style-name="ce6" table:formula="of:=IF([.D108]&gt;=1000000; TEXT([.D108]/1000000; &quot;0.0#&quot;)&amp;&quot; M&quot;; IF([.D108]&gt;=1000; TEXT([.D108]/1000; &quot;0.0#&quot;)&amp;&quot; k&quot;;  IF([.D108]&gt;=1; TEXT([.D108]; &quot;0.0#&quot;);IF([.D108]&gt;=0.001; TEXT([.D108]*1000; &quot;0.0#&quot;)&amp;&quot; m&quot;; IF([.D108]&gt;=0.000001; TEXT([.D108]*1000000; &quot;0.0#&quot;)&amp;&quot; µ&quot;;IF([.D108]&gt;=0.000000001; TEXT([.D108]*1000000000; &quot;0.0#&quot;)&amp;&quot; n&quot;; IF([.D108]&gt;=0.000000000001; TEXT([.D108]*1000000000000; &quot;0.0#&quot;)&amp;&quot; p&quot;;TEXT([.D108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3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109]+[.C109]" office:value-type="string" office:string-value="" calcext:value-type="error">
            <text:p>#VALUE!</text:p>
          </table:table-cell>
          <table:table-cell table:style-name="ce6" table:formula="of:=IF([.D109]&gt;=1000000; TEXT([.D109]/1000000; &quot;0.0#&quot;)&amp;&quot; M&quot;; IF([.D109]&gt;=1000; TEXT([.D109]/1000; &quot;0.0#&quot;)&amp;&quot; k&quot;;  IF([.D109]&gt;=1; TEXT([.D109]; &quot;0.0#&quot;);IF([.D109]&gt;=0.001; TEXT([.D109]*1000; &quot;0.0#&quot;)&amp;&quot; m&quot;; IF([.D109]&gt;=0.000001; TEXT([.D109]*1000000; &quot;0.0#&quot;)&amp;&quot; µ&quot;;IF([.D109]&gt;=0.000000001; TEXT([.D109]*1000000000; &quot;0.0#&quot;)&amp;&quot; n&quot;; IF([.D109]&gt;=0.000000000001; TEXT([.D109]*1000000000000; &quot;0.0#&quot;)&amp;&quot; p&quot;;TEXT([.D109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4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0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/>
          <table:table-cell office:value-type="string" calcext:value-type="string">
            <text:p>empty</text:p>
          </table:table-cell>
          <table:table-cell table:formula="of:=[.B110]+[.C110]" office:value-type="string" office:string-value="" calcext:value-type="error">
            <text:p>#VALUE!</text:p>
          </table:table-cell>
          <table:table-cell table:style-name="ce6" table:formula="of:=IF([.D110]&gt;=1000000; TEXT([.D110]/1000000; &quot;0.0#&quot;)&amp;&quot; M&quot;; IF([.D110]&gt;=1000; TEXT([.D110]/1000; &quot;0.0#&quot;)&amp;&quot; k&quot;;  IF([.D110]&gt;=1; TEXT([.D110]; &quot;0.0#&quot;);IF([.D110]&gt;=0.001; TEXT([.D110]*1000; &quot;0.0#&quot;)&amp;&quot; m&quot;; IF([.D110]&gt;=0.000001; TEXT([.D110]*1000000; &quot;0.0#&quot;)&amp;&quot; µ&quot;;IF([.D110]&gt;=0.000000001; TEXT([.D110]*1000000000; &quot;0.0#&quot;)&amp;&quot; n&quot;; IF([.D110]&gt;=0.000000000001; TEXT([.D110]*1000000000000; &quot;0.0#&quot;)&amp;&quot; p&quot;;TEXT([.D110]; &quot;0.0#&quot;))))))))" office:value-type="string" office:string-value="" calcext:value-type="error">
            <text:p>#VALUE!</text:p>
          </table:table-cell>
          <table:table-cell/>
          <table:table-cell table:style-name="ce21"/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Capacitors 2 Row 10 Column 5</text:p>
          </table:table-cell>
          <table:table-cell office:value-type="string" calcext:value-type="string">
            <text:p>Resistors 2\IMG_9445.JPG</text:p>
          </table:table-cell>
          <table:table-cell table:style-name="ce10" table:formula="of:=HYPERLINK([.N1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 table:number-rows-repeated="12">
          <table:table-cell table:style-name="ce2"/>
          <table:table-cell table:number-columns-repeated="3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 table:number-rows-repeated="3">
          <table:table-cell table:style-name="ce2"/>
          <table:table-cell table:number-columns-repeated="3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2"/>
          <table:table-cell table:number-columns-repeated="3"/>
          <table:table-cell table:style-name="ce10"/>
          <table:table-cell table:number-columns-repeated="16369"/>
        </table:table-row>
        <table:table-row table:style-name="ro1" table:number-rows-repeated="52">
          <table:table-cell table:style-name="ce2"/>
          <table:table-cell table:number-columns-repeated="3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7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8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18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8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 table:formula="of:=HYPERLINK([.N18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8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8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18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18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8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8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 table:formula="of:=HYPERLINK([.N19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19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19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19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19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19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19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9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9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9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0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0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20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0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0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0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0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0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20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20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 table:formula="of:=HYPERLINK([.N2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211]; &quot;View Image&quot;)" office:value-type="string" office:string-value="View Image" calcext:value-type="string">
            <text:p>View Image</text:p>
          </table:table-cell>
          <table:table-cell table:style-name="ce13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2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2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10483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8:02:00.00259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18:53:12</meta:creation-date>
    <dc:language>en-US</dc:language>
    <dc:date>2026-01-29T18:36:27.268597000</dc:date>
    <meta:editing-cycles>35</meta:editing-cycles>
    <meta:editing-duration>P2DT16H21M1S</meta:editing-duration>
    <meta:generator>LibreOffice/25.8.4.2$MacOSX_AARCH64 LibreOffice_project/290daaa01b999472f0c7a3890eb6a550fd74c6df</meta:generator>
    <meta:document-statistic meta:table-count="1" meta:cell-count="1160" meta:object-count="0"/>
    <meta:user-defined meta:name="AppVersion">15.0000</meta:user-defined>
  </office:meta>
</office:document-meta>
</file>